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00A000031670000142770CBFF5BDB0FA3FE.wmf" manifest:media-type="image/x-wmf"/>
  <manifest:file-entry manifest:full-path="Pictures/2000000A000030FD000018CE9F826784AD889167.wmf" manifest:media-type="image/x-wmf"/>
  <manifest:file-entry manifest:full-path="Pictures/2000000A00002F700000108969C7C7342342DDE4.wmf" manifest:media-type="image/x-wmf"/>
  <manifest:file-entry manifest:full-path="Pictures/2000000A00002F0700000F4CD271A82B8A22796D.wmf" manifest:media-type="image/x-wmf"/>
  <manifest:file-entry manifest:full-path="Pictures/2000000A00002F2100000F4C9448D82C5987BE0D.wmf" manifest:media-type="image/x-wmf"/>
  <manifest:file-entry manifest:full-path="Pictures/2000000A000031D100001020DC6E8E4E461A07EA.wmf" manifest:media-type="image/x-wmf"/>
  <manifest:file-entry manifest:full-path="Pictures/2000000A0000307900001020745F5100A90297D9.wmf" manifest:media-type="image/x-wmf"/>
  <manifest:file-entry manifest:full-path="Pictures/2000000A00002F5600000F4C481E3037254969E8.wmf" manifest:media-type="image/x-wmf"/>
  <manifest:file-entry manifest:full-path="Pictures/2000000A0000305F000017FAA4F7E1F96CC39DDF.wmf" manifest:media-type="image/x-wmf"/>
  <manifest:file-entry manifest:full-path="Pictures/2000000A00002F700000175C201E0AE960EFED9D.wmf" manifest:media-type="image/x-wmf"/>
  <manifest:file-entry manifest:full-path="Pictures/2000000A00002FA50000175C8D358FF1DD66C928.wmf" manifest:media-type="image/x-wmf"/>
  <manifest:file-entry manifest:full-path="Pictures/2000000A00002F07000015CFDF8E37E1258C876C.wmf" manifest:media-type="image/x-wmf"/>
  <manifest:file-entry manifest:full-path="Pictures/2000000A00002F07000016F2CFD009BD4C1ED1C8.wmf" manifest:media-type="image/x-wmf"/>
  <manifest:file-entry manifest:full-path="Pictures/2000000A00002E68000017FA56AF42939BC313F4.wmf" manifest:media-type="image/x-wmf"/>
  <manifest:file-entry manifest:full-path="Pictures/2000000A0000091800000EFCFFBD6101A7D92A58.wmf" manifest:media-type="image/x-wmf"/>
  <manifest:file-entry manifest:full-path="Pictures/2000000A0000314D00001E984862F0C15EFE5C34.wmf" manifest:media-type="image/x-wmf"/>
  <manifest:file-entry manifest:full-path="Pictures/2000000A00002F3B00001FD5D8EC19874918CDE7.wmf" manifest:media-type="image/x-wmf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Courier New1" svg:font-family="'Courier New'" style:font-family-generic="modern" style:font-pitch="fixed"/>
    <style:font-face style:name="Calibri" svg:font-family="Calibri" style:font-family-generic="roman" style:font-pitch="variable"/>
    <style:font-face style:name="Comic Sans MS" svg:font-family="'Comic Sans MS'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fo:color="#000000" style:font-name="Courier New1" fo:font-size="14pt" fo:language="en" fo:country="none" fo:font-style="normal" style:text-underline-style="none" fo:font-weight="normal" style:font-size-asian="14pt" style:font-style-asian="normal" style:font-weight-asian="normal"/>
    </style:style>
    <style:style style:name="P2" style:family="paragraph" style:parent-style-name="Standard">
      <style:paragraph-properties fo:line-height="100%"/>
      <style:text-properties fo:color="#000000" style:font-name="Courier New1" fo:font-size="14pt" fo:language="en" fo:country="none" fo:font-style="normal" style:text-underline-style="solid" style:text-underline-width="auto" style:text-underline-color="font-color" fo:font-weight="bold" style:font-size-asian="14pt" style:font-style-asian="normal" style:font-weight-asian="bold"/>
    </style:style>
    <style:style style:name="P3" style:family="paragraph" style:parent-style-name="Standard">
      <style:paragraph-properties fo:line-height="100%"/>
      <style:text-properties fo:color="#000000" style:font-name="Courier New1" fo:font-size="12pt" fo:language="en" fo:country="none" fo:font-style="normal" style:text-underline-style="none" fo:font-weight="normal" style:font-size-asian="12pt" style:font-style-asian="normal" style:font-weight-asian="normal"/>
    </style:style>
    <style:style style:name="P4" style:family="paragraph" style:parent-style-name="Standard">
      <style:paragraph-properties fo:line-height="100%"/>
      <style:text-properties fo:color="#ff0000" style:font-name="Courier New1" fo:font-size="12pt" fo:language="en" fo:country="none" fo:font-style="normal" style:text-underline-style="none" fo:font-weight="bold" style:font-size-asian="12pt" style:font-style-asian="normal" style:font-weight-asian="bold"/>
    </style:style>
    <style:style style:name="P5" style:family="paragraph" style:parent-style-name="Standard">
      <style:paragraph-properties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ff0000" style:font-name="Courier New1" fo:font-size="10pt" fo:language="en" fo:country="none" fo:font-style="normal" style:text-underline-style="none" fo:font-weight="normal" style:font-size-asian="10pt" style:font-style-asian="normal" style:font-weight-asian="normal"/>
    </style:style>
    <style:style style:name="P6" style:family="paragraph" style:parent-style-name="Standard">
      <style:text-properties style:font-name="Courier New1"/>
    </style:style>
    <style:style style:name="P7" style:family="paragraph" style:parent-style-name="Standard">
      <style:paragraph-properties fo:line-height="100%"/>
      <style:text-properties style:font-name="Courier New1"/>
    </style:style>
    <style:style style:name="P8" style:family="paragraph" style:parent-style-name="Standard">
      <style:paragraph-properties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1"/>
    </style:style>
    <style:style style:name="P9" style:family="paragraph" style:parent-style-name="Standard">
      <style:paragraph-properties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1" officeooo:paragraph-rsid="001693b8"/>
    </style:style>
    <style:style style:name="P10" style:family="paragraph" style:parent-style-name="Standard">
      <style:paragraph-properties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1" officeooo:rsid="001693b8" officeooo:paragraph-rsid="001693b8"/>
    </style:style>
    <style:style style:name="P11" style:family="paragraph" style:parent-style-name="Standard">
      <style:paragraph-properties fo:margin-top="0.176cm" fo:margin-bottom="0.176cm" loext:contextual-spacing="false" fo:line-height="100%"/>
      <style:text-properties fo:color="#000000" style:font-name="Courier New1" fo:font-size="13.5pt" fo:language="en" fo:country="none" fo:font-style="normal" style:text-underline-style="none" fo:font-weight="bold" style:font-size-asian="13.5pt" style:font-style-asian="normal" style:font-weight-asian="bold"/>
    </style:style>
    <style:style style:name="P12" style:family="paragraph" style:parent-style-name="Standard">
      <style:paragraph-properties fo:margin-top="0.176cm" fo:margin-bottom="0.176cm" loext:contextual-spacing="false" fo:line-height="100%"/>
      <style:text-properties style:font-name="Courier New1"/>
    </style:style>
    <style:style style:name="P13" style:family="paragraph" style:parent-style-name="Standard">
      <style:paragraph-properties fo:margin-top="0.176cm" fo:margin-bottom="0.176cm" loext:contextual-spacing="false" fo:line-height="100%"/>
      <style:text-properties style:font-name="Courier New1" officeooo:paragraph-rsid="001693b8"/>
    </style:style>
    <style:style style:name="P14" style:family="paragraph" style:parent-style-name="Standard" style:list-style-name="WWNum1">
      <style:paragraph-properties fo:margin-left="1.27cm" fo:margin-right="0cm" fo:margin-top="0.176cm" fo:margin-bottom="0.176cm" loext:contextual-spacing="false" fo:line-height="100%" fo:text-indent="-0.635cm" style:auto-text-indent="false"/>
      <style:text-properties style:font-name="Courier New1"/>
    </style:style>
    <style:style style:name="P15" style:family="paragraph" style:parent-style-name="Standard" style:list-style-name="WWNum1">
      <style:paragraph-properties fo:margin-left="1.27cm" fo:margin-right="0cm" fo:line-height="100%" fo:text-indent="-0.635cm" style:auto-text-indent="false"/>
      <style:text-properties style:font-name="Courier New1"/>
    </style:style>
    <style:style style:name="P16" style:family="paragraph" style:parent-style-name="Standard" style:list-style-name="WWNum1">
      <style:paragraph-properties fo:margin-left="1.27cm" fo:margin-right="0cm" fo:margin-top="0cm" fo:margin-bottom="0.353cm" loext:contextual-spacing="false" fo:line-height="115%" fo:text-indent="-0.635cm" style:auto-text-indent="false"/>
      <style:text-properties style:font-name="Courier New1"/>
    </style:style>
    <style:style style:name="P17" style:family="paragraph" style:parent-style-name="Standard">
      <style:paragraph-properties fo:margin-top="0cm" fo:margin-bottom="0.353cm" loext:contextual-spacing="false" fo:line-height="115%"/>
      <style:text-properties fo:color="#000000" style:font-name="Courier New1" fo:font-size="11pt" fo:language="en" fo:country="none" fo:font-style="normal" style:text-underline-style="none" fo:font-weight="normal" style:font-size-asian="11pt" style:font-style-asian="normal" style:font-weight-asian="normal"/>
    </style:style>
    <style:style style:name="P18" style:family="paragraph" style:parent-style-name="Standard">
      <style:paragraph-properties fo:margin-top="0cm" fo:margin-bottom="0.353cm" loext:contextual-spacing="false" fo:line-height="115%"/>
      <style:text-properties fo:color="#000000" style:font-name="Courier New1" fo:font-size="14pt" fo:language="en" fo:country="none" fo:font-style="normal" style:text-underline-style="none" fo:font-weight="normal" style:font-size-asian="14pt" style:font-style-asian="normal" style:font-weight-asian="normal"/>
    </style:style>
    <style:style style:name="P19" style:family="paragraph" style:parent-style-name="Standard">
      <style:paragraph-properties fo:margin-top="0cm" fo:margin-bottom="0.353cm" loext:contextual-spacing="false" fo:line-height="115%" fo:text-align="center" style:justify-single-word="false"/>
      <style:text-properties fo:color="#000000" style:font-name="Courier New1" fo:font-size="14pt" fo:language="en" fo:country="none" fo:font-style="normal" style:text-underline-style="none" fo:font-weight="normal" style:font-size-asian="14pt" style:font-style-asian="normal" style:font-weight-asian="normal"/>
    </style:style>
    <style:style style:name="P20" style:family="paragraph" style:parent-style-name="Standard">
      <style:paragraph-properties fo:margin-top="0cm" fo:margin-bottom="0.353cm" loext:contextual-spacing="false" fo:line-height="115%"/>
      <style:text-properties fo:color="#000000" style:font-name="Courier New1" fo:font-size="14pt" fo:language="en" fo:country="none" fo:font-style="normal" style:text-underline-style="none" fo:font-weight="bold" style:font-size-asian="14pt" style:font-style-asian="normal" style:font-weight-asian="bold"/>
    </style:style>
    <style:style style:name="P21" style:family="paragraph" style:parent-style-name="Standard">
      <style:paragraph-properties fo:margin-top="0cm" fo:margin-bottom="0.353cm" loext:contextual-spacing="false" fo:line-height="115%"/>
      <style:text-properties fo:color="#ff0000" style:font-name="Courier New1" fo:font-size="11pt" fo:language="en" fo:country="none" fo:font-style="normal" style:text-underline-style="none" fo:font-weight="normal" style:font-size-asian="11pt" style:font-style-asian="normal" style:font-weight-asian="normal"/>
    </style:style>
    <style:style style:name="P22" style:family="paragraph" style:parent-style-name="Standard">
      <style:paragraph-properties fo:margin-top="0cm" fo:margin-bottom="0.353cm" loext:contextual-spacing="false" fo:line-height="115%"/>
      <style:text-properties style:font-name="Courier New1"/>
    </style:style>
    <style:style style:name="P23" style:family="paragraph" style:parent-style-name="Standard">
      <style:paragraph-properties fo:margin-top="0cm" fo:margin-bottom="0.353cm" loext:contextual-spacing="false" fo:line-height="115%"/>
      <style:text-properties style:font-name="Courier New1" officeooo:rsid="001693b8" officeooo:paragraph-rsid="001693b8"/>
    </style:style>
    <style:style style:name="P24" style:family="paragraph" style:parent-style-name="Standard">
      <style:paragraph-properties fo:margin-left="1.27cm" fo:margin-right="0cm" fo:margin-top="0.176cm" fo:margin-bottom="0.176cm" loext:contextual-spacing="false" fo:line-height="100%" fo:text-indent="0cm" style:auto-text-indent="false"/>
      <style:text-properties fo:color="#000000" style:font-name="Courier New1" fo:font-size="13.5pt" fo:language="en" fo:country="none" fo:font-style="normal" style:text-underline-style="none" fo:font-weight="bold" style:font-size-asian="13.5pt" style:font-style-asian="normal" style:font-weight-asian="bold"/>
    </style:style>
    <style:style style:name="P25" style:family="paragraph" style:parent-style-name="Standard">
      <style:paragraph-properties fo:margin-left="1.27cm" fo:margin-right="0cm" fo:line-height="100%" fo:text-indent="0cm" style:auto-text-indent="false"/>
      <style:text-properties fo:color="#000000" style:font-name="Courier New1" fo:font-size="14pt" fo:language="en" fo:country="none" fo:font-style="normal" style:text-underline-style="solid" style:text-underline-width="auto" style:text-underline-color="font-color" fo:font-weight="bold" style:font-size-asian="14pt" style:font-style-asian="normal" style:font-weight-asian="bold"/>
    </style:style>
    <style:style style:name="P26" style:family="paragraph" style:parent-style-name="Standard">
      <style:paragraph-properties fo:margin-left="0.635cm" fo:margin-right="0cm" fo:line-height="100%" fo:text-indent="0cm" style:auto-text-indent="false"/>
      <style:text-properties fo:color="#000000" style:font-name="Courier New1" fo:font-size="14pt" fo:language="en" fo:country="none" fo:font-style="normal" style:text-underline-style="solid" style:text-underline-width="auto" style:text-underline-color="font-color" fo:font-weight="bold" style:font-size-asian="14pt" style:font-style-asian="normal" style:font-weight-asian="bold"/>
    </style:style>
    <style:style style:name="P27" style:family="paragraph" style:parent-style-name="Standard">
      <style:paragraph-properties fo:margin-left="0.635cm" fo:margin-right="0cm" fo:line-height="100%" fo:text-indent="0cm" style:auto-text-indent="false"/>
      <style:text-properties style:font-name="Courier New1"/>
    </style:style>
    <style:style style:name="P28" style:family="paragraph" style:parent-style-name="Standard">
      <style:paragraph-properties fo:margin-left="0.635cm" fo:margin-right="0cm" fo:margin-top="0cm" fo:margin-bottom="0.353cm" loext:contextual-spacing="false" fo:line-height="115%" fo:text-indent="0cm" style:auto-text-indent="false"/>
      <style:text-properties fo:color="#000000" style:font-name="Courier New1" fo:font-size="11pt" fo:language="en" fo:country="none" fo:font-style="normal" style:text-underline-style="none" fo:font-weight="normal" style:font-size-asian="11pt" style:font-style-asian="normal" style:font-weight-asian="normal"/>
    </style:style>
    <style:style style:name="P29" style:family="paragraph" style:parent-style-name="Standard">
      <style:paragraph-properties fo:margin-left="0.635cm" fo:margin-right="0cm" fo:margin-top="0cm" fo:margin-bottom="0.353cm" loext:contextual-spacing="false" fo:line-height="115%" fo:text-indent="0cm" style:auto-text-indent="false"/>
      <style:text-properties style:font-name="Courier New1"/>
    </style:style>
    <style:style style:name="P30" style:family="paragraph" style:parent-style-name="Standard" style:list-style-name="WWNum1">
      <style:paragraph-properties fo:margin-left="0cm" fo:margin-right="0cm" fo:margin-top="0.176cm" fo:margin-bottom="0.176cm" loext:contextual-spacing="false" fo:line-height="100%" fo:text-indent="0cm" style:auto-text-indent="false"/>
      <style:text-properties style:font-name="Courier New1"/>
    </style:style>
    <style:style style:name="P31" style:family="paragraph" style:parent-style-name="Standard">
      <style:paragraph-properties fo:line-height="100%" style:border-line-width-bottom="0.088cm 0.026cm 0.026cm" fo:padding-left="0cm" fo:padding-right="0cm" fo:padding-top="0cm" fo:padding-bottom="0.074cm" fo:border-left="none" fo:border-right="none" fo:border-top="none" fo:border-bottom="4pt double #000000" style:join-border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1"/>
    </style:style>
    <style:style style:name="P32" style:family="paragraph" style:parent-style-name="Header">
      <style:text-properties officeooo:rsid="001693b8" officeooo:paragraph-rsid="001693b8"/>
    </style:style>
    <style:style style:name="T1" style:family="text">
      <style:text-properties fo:color="#ff0000" fo:font-size="12pt" fo:language="en" fo:country="none" fo:font-style="normal" style:text-underline-style="none" fo:font-weight="bold" style:font-size-asian="12pt" style:font-style-asian="normal" style:font-weight-asian="bold"/>
    </style:style>
    <style:style style:name="T2" style:family="text">
      <style:text-properties fo:color="#ff0000" fo:font-size="12pt" fo:language="en" fo:country="none" fo:font-style="normal" style:text-underline-style="none" fo:font-weight="bold" officeooo:rsid="001693b8" style:font-size-asian="12pt" style:font-style-asian="normal" style:font-weight-asian="bold"/>
    </style:style>
    <style:style style:name="T3" style:family="text">
      <style:text-properties fo:color="#ff0000" fo:font-size="11pt" fo:language="en" fo:country="none" fo:font-style="normal" style:text-underline-style="none" fo:font-weight="bold" style:font-size-asian="11pt" style:font-style-asian="normal" style:font-weight-asian="bold"/>
    </style:style>
    <style:style style:name="T4" style:family="text">
      <style:text-properties fo:color="#ff0000" fo:font-size="11pt" fo:language="en" fo:country="none" fo:font-style="normal" style:text-underline-style="none" fo:font-weight="normal" style:font-size-asian="11pt" style:font-style-asian="normal" style:font-weight-asian="normal"/>
    </style:style>
    <style:style style:name="T5" style:family="text">
      <style:text-properties fo:color="#ff0000" fo:font-size="10pt" fo:language="en" fo:country="none" fo:font-style="normal" style:text-underline-style="none" fo:font-weight="normal" style:font-size-asian="10pt" style:font-style-asian="normal" style:font-weight-asian="normal"/>
    </style:style>
    <style:style style:name="T6" style:family="text">
      <style:text-properties fo:color="#ff0000" fo:font-size="10pt" fo:language="en" fo:country="none" fo:font-style="normal" style:text-underline-style="none" fo:font-weight="bold" style:font-size-asian="10pt" style:font-style-asian="normal" style:font-weight-asian="bold"/>
    </style:style>
    <style:style style:name="T7" style:family="text">
      <style:text-properties fo:color="#000000" fo:font-size="13pt" fo:language="en" fo:country="none" fo:font-style="normal" style:text-underline-style="none" fo:font-weight="normal" style:font-size-asian="13pt" style:font-style-asian="normal" style:font-weight-asian="normal"/>
    </style:style>
    <style:style style:name="T8" style:family="text">
      <style:text-properties fo:color="#000000" fo:font-size="14pt" fo:language="en" fo:country="none" fo:font-style="normal" style:text-underline-style="solid" style:text-underline-width="auto" style:text-underline-color="font-color" fo:font-weight="bold" style:font-size-asian="14pt" style:font-style-asian="normal" style:font-weight-asian="bold"/>
    </style:style>
    <style:style style:name="T9" style:family="text">
      <style:text-properties fo:color="#000000" fo:font-size="14pt" fo:language="en" fo:country="none" fo:font-style="normal" style:text-underline-style="none" fo:font-weight="normal" style:font-size-asian="14pt" style:font-style-asian="normal" style:font-weight-asian="normal"/>
    </style:style>
    <style:style style:name="T10" style:family="text">
      <style:text-properties fo:color="#000000" fo:font-size="13.5pt" fo:language="en" fo:country="none" fo:font-style="normal" style:text-underline-style="none" fo:font-weight="bold" style:font-size-asian="13.5pt" style:font-style-asian="normal" style:font-weight-asian="bold"/>
    </style:style>
    <style:style style:name="T11" style:family="text">
      <style:text-properties fo:color="#000000" fo:font-size="12pt" fo:language="en" fo:country="none" fo:font-style="normal" style:text-underline-style="none" fo:font-weight="normal" style:font-size-asian="12pt" style:font-style-asian="normal" style:font-weight-asian="normal"/>
    </style:style>
    <style:style style:name="T12" style:family="text">
      <style:text-properties fo:font-size="13.5pt" fo:language="en" fo:country="none" fo:font-style="normal" style:text-underline-style="none" fo:font-weight="bold" style:font-size-asian="13.5pt" style:font-style-asian="normal" style:font-weight-asian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670960398" text:style-name="WWNum1">
        <text:list-header>
          <text:p text:style-name="P30"><text:span text:style-name="T12">Write a program that will print the following pattern:</text:span></text:p>
        </text:list-header>
      </text:list>
      <text:p text:style-name="P12"><text:span text:style-name="T1">       1****** </text:span></text:p>
      <text:p text:style-name="P12"><text:span text:style-name="T1">       12***** </text:span></text:p>
      <text:p text:style-name="P12"><text:span text:style-name="T1">       123**** </text:span></text:p>
      <text:p text:style-name="P12"><text:span text:style-name="T1">       1234*** </text:span></text:p>
      <text:p text:style-name="P12"><text:span text:style-name="T1">       12345** </text:span></text:p>
      <text:p text:style-name="P12"><text:span text:style-name="T1">       123456* </text:span></text:p>
      <text:p text:style-name="P13"><text:span text:style-name="T1">       1234567</text:span></text:p>
      <text:p text:style-name="P13"><text:span text:style-name="T2">Ans :</text:span><text:span text:style-name="T1"> </text:span></text:p>
      <text:p text:style-name="P7"><text:span text:style-name="T7">#include&lt;iostream&gt;</text:span></text:p>
      <text:p text:style-name="P7"><text:span text:style-name="T7">using namespace std;</text:span></text:p>
      <text:p text:style-name="P7"><text:span text:style-name="T7">int main()</text:span></text:p>
      <text:p text:style-name="P7"><text:span text:style-name="T7">{</text:span></text:p>
      <text:p text:style-name="P7"><text:span text:style-name="T7"><text:tab/>for(int i=1;i&lt;=7;i++)</text:span></text:p>
      <text:p text:style-name="P7"><text:span text:style-name="T7"><text:tab/>{</text:span></text:p>
      <text:p text:style-name="P7"><text:span text:style-name="T7"><text:tab/><text:tab/>for(int j=1;j&lt;=i;j++)</text:span></text:p>
      <text:p text:style-name="P7"><text:span text:style-name="T7"><text:tab/><text:tab/>{</text:span></text:p>
      <text:p text:style-name="P7"><text:span text:style-name="T7"><text:tab/><text:tab/><text:tab/>cout&lt;&lt;j;</text:span></text:p>
      <text:p text:style-name="P7"><text:span text:style-name="T7"><text:s text:c="4"/><text:tab/>}</text:span></text:p>
      <text:p text:style-name="P7"><text:span text:style-name="T7"><text:tab/><text:tab/>for(int k=i;k&lt;=6;k++)</text:span></text:p>
      <text:p text:style-name="P7"><text:span text:style-name="T7"><text:tab/><text:tab/>{</text:span></text:p>
      <text:p text:style-name="P7"><text:span text:style-name="T7"><text:tab/><text:tab/><text:tab/>cout&lt;&lt;"*";</text:span></text:p>
      <text:p text:style-name="P7"><text:span text:style-name="T7"><text:tab/><text:tab/>}</text:span></text:p>
      <text:p text:style-name="P7"><text:span text:style-name="T7"><text:tab/><text:tab/>cout&lt;&lt;"\n";</text:span></text:p>
      <text:p text:style-name="P7"><text:span text:style-name="T7"><text:tab/>}</text:span></text:p>
      <text:p text:style-name="P7"><text:span text:style-name="T7"><text:tab/>return 0;</text:span></text:p>
      <text:p text:style-name="P22"><text:span text:style-name="T7">}</text:span></text:p>
      <text:p text:style-name="P22"><text:span text:style-name="T8">Output:</text:span></text:p>
      <text:p text:style-name="P17"/>
      <text:p text:style-name="P22"><draw:frame draw:style-name="fr1" draw:name="Image1" text:anchor-type="as-char" svg:width="12.123cm" svg:height="4.923cm" draw:z-index="0"><draw:image xlink:href="Pictures/2000000A000031670000142770CBFF5BDB0FA3FE.wmf" xlink:type="simple" xlink:show="embed" xlink:actuate="onLoad" loext:mime-type="image/x-wmf"/></draw:frame></text:p>
      <text:p text:style-name="P18"><text:soft-page-break/></text:p>
      <text:p text:style-name="P18"/>
      <text:p text:style-name="P19"/>
      <text:p text:style-name="P24"/>
      <text:p text:style-name="P11"/>
      <text:list xml:id="list214325676042460" text:continue-numbering="true" text:style-name="WWNum1">
        <text:list-item>
          <text:p text:style-name="P14"><text:span text:style-name="T10">Write a C++ program that will print the pattern as shown below:</text:span></text:p>
        </text:list-item>
      </text:list>
      <text:p text:style-name="P22"><text:line-break/><text:span text:style-name="T3">* </text:span><text:line-break/><text:span text:style-name="T3">*** </text:span><text:line-break/><text:span text:style-name="T3">***** </text:span><text:line-break/><text:span text:style-name="T3">******* </text:span><text:line-break/><text:span text:style-name="T3">********* </text:span><text:line-break/><text:span text:style-name="T3">********* </text:span><text:line-break/><text:span text:style-name="T3">******* </text:span><text:line-break/><text:span text:style-name="T3">***** </text:span><text:line-break/><text:span text:style-name="T3">*** </text:span><text:line-break/><text:span text:style-name="T3">* </text:span></text:p>
      <text:p text:style-name="P23"><text:span text:style-name="T3">Ans :</text:span></text:p>
      <text:p text:style-name="P7"><text:span text:style-name="T9">#include&lt;iostream&gt;</text:span></text:p>
      <text:p text:style-name="P7"><text:span text:style-name="T9">using namespace std;</text:span></text:p>
      <text:p text:style-name="P7"><text:span text:style-name="T9">int main()</text:span></text:p>
      <text:p text:style-name="P7"><text:span text:style-name="T9">{</text:span></text:p>
      <text:p text:style-name="P7"><text:span text:style-name="T9"><text:tab/>int i=1,j;</text:span></text:p>
      <text:p text:style-name="P7"><text:span text:style-name="T9"><text:tab/>while(i&lt;=9)</text:span></text:p>
      <text:p text:style-name="P7"><text:span text:style-name="T9"><text:tab/>{</text:span></text:p>
      <text:p text:style-name="P7"><text:span text:style-name="T9"><text:tab/><text:tab/>j=1;</text:span></text:p>
      <text:p text:style-name="P7"><text:span text:style-name="T9"><text:tab/><text:tab/>while(j&lt;=i)</text:span></text:p>
      <text:p text:style-name="P7"><text:span text:style-name="T9"><text:tab/><text:tab/>{</text:span></text:p>
      <text:p text:style-name="P7"><text:span text:style-name="T9"><text:tab/><text:tab/><text:tab/>cout&lt;&lt;"*";</text:span></text:p>
      <text:p text:style-name="P7"><text:span text:style-name="T9"><text:tab/><text:tab/><text:tab/>j++;</text:span></text:p>
      <text:p text:style-name="P7"><text:span text:style-name="T9"><text:tab/><text:tab/>}</text:span></text:p>
      <text:p text:style-name="P7"><text:span text:style-name="T9"><text:tab/><text:tab/>cout&lt;&lt;"\n";</text:span></text:p>
      <text:p text:style-name="P7"><text:span text:style-name="T9"><text:tab/><text:tab/>i=i+2;</text:span></text:p>
      <text:p text:style-name="P7"><text:span text:style-name="T9"><text:tab/>}</text:span></text:p>
      <text:p text:style-name="P7"><text:span text:style-name="T9"><text:tab/>i=9;</text:span></text:p>
      <text:p text:style-name="P7"><text:span text:style-name="T9"><text:tab/>while(i&gt;=0)</text:span></text:p>
      <text:p text:style-name="P7"><text:span text:style-name="T9"><text:tab/>{</text:span></text:p>
      <text:p text:style-name="P7"><text:span text:style-name="T9"><text:tab/><text:tab/>j=1;</text:span></text:p>
      <text:p text:style-name="P7"><text:soft-page-break/><text:span text:style-name="T9"><text:tab/><text:tab/>while(j&lt;=i)</text:span></text:p>
      <text:p text:style-name="P7"><text:span text:style-name="T9"><text:tab/><text:tab/>{</text:span></text:p>
      <text:p text:style-name="P7"><text:span text:style-name="T9"><text:tab/><text:tab/><text:tab/>cout&lt;&lt;"*";</text:span></text:p>
      <text:p text:style-name="P7"><text:span text:style-name="T9"><text:tab/><text:tab/><text:tab/>j++;</text:span></text:p>
      <text:p text:style-name="P7"><text:span text:style-name="T9"><text:tab/><text:tab/>}</text:span></text:p>
      <text:p text:style-name="P7"><text:span text:style-name="T9"><text:tab/><text:tab/>cout&lt;&lt;"\n";</text:span></text:p>
      <text:p text:style-name="P7"><text:span text:style-name="T9"><text:tab/><text:tab/>i=i-2;</text:span></text:p>
      <text:p text:style-name="P7"><text:span text:style-name="T9"><text:tab/>}</text:span></text:p>
      <text:p text:style-name="P7"><text:span text:style-name="T9"><text:tab/>return 0;</text:span></text:p>
      <text:p text:style-name="P7"><text:span text:style-name="T9">}</text:span></text:p>
      <text:p text:style-name="P1"/>
      <text:p text:style-name="P7"><text:span text:style-name="T8">Output:</text:span></text:p>
      <text:p text:style-name="P2"/>
      <text:p text:style-name="P7"><draw:frame draw:style-name="fr1" draw:name="Image2" text:anchor-type="as-char" svg:width="12.007cm" svg:height="6.071cm" draw:z-index="1"><draw:image xlink:href="Pictures/2000000A000030FD000018CE9F826784AD889167.wmf" xlink:type="simple" xlink:show="embed" xlink:actuate="onLoad" loext:mime-type="image/x-wmf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list xml:id="list214327583285739" text:continue-numbering="true" text:style-name="WWNum1">
        <text:list-item>
          <text:p text:style-name="P15"><text:span text:style-name="T8">Square star pattern</text:span></text:p>
        </text:list-item>
      </text:list>
      <text:p text:style-name="P26"/>
      <text:p text:style-name="P8"><text:span text:style-name="T5">*****</text:span></text:p>
      <text:p text:style-name="P8"><text:span text:style-name="T5">*****</text:span></text:p>
      <text:p text:style-name="P8"><text:span text:style-name="T5">*****</text:span></text:p>
      <text:p text:style-name="P31"><text:span text:style-name="T5">*****</text:span></text:p>
      <text:p text:style-name="P10"><text:span text:style-name="T5">Ans :</text:span></text:p>
      <text:p text:style-name="P28"/>
      <text:p text:style-name="P7"><text:span text:style-name="T9">#include&lt;iostream&gt;</text:span></text:p>
      <text:p text:style-name="P7"><text:span text:style-name="T9">using namespace std;</text:span></text:p>
      <text:p text:style-name="P7"><text:span text:style-name="T9">int main()</text:span></text:p>
      <text:p text:style-name="P7"><text:span text:style-name="T9">{</text:span></text:p>
      <text:p text:style-name="P7"><text:span text:style-name="T9"><text:tab/>for(int i=1;i&lt;=5;i++)</text:span></text:p>
      <text:p text:style-name="P7"><text:span text:style-name="T9"><text:tab/>{</text:span></text:p>
      <text:p text:style-name="P7"><text:span text:style-name="T9"><text:tab/><text:tab/>for(int j=1;j&lt;=5;j++)</text:span></text:p>
      <text:p text:style-name="P7"><text:span text:style-name="T9"><text:tab/><text:tab/>{</text:span></text:p>
      <text:p text:style-name="P7"><text:span text:style-name="T9"><text:tab/><text:tab/><text:tab/>cout&lt;&lt;"*";</text:span></text:p>
      <text:p text:style-name="P7"><text:span text:style-name="T9"><text:tab/><text:tab/>}</text:span></text:p>
      <text:p text:style-name="P7"><text:span text:style-name="T9"><text:tab/><text:tab/>cout&lt;&lt;"\n";</text:span></text:p>
      <text:p text:style-name="P7"><text:span text:style-name="T9"><text:tab/>}</text:span></text:p>
      <text:p text:style-name="P7"><text:span text:style-name="T9"><text:tab/>return 0;</text:span></text:p>
      <text:p text:style-name="P7"><text:span text:style-name="T9">}</text:span></text:p>
      <text:p text:style-name="P1"/>
      <text:p text:style-name="P7"><text:span text:style-name="T8">Output:</text:span></text:p>
      <text:p text:style-name="P2"/>
      <text:p text:style-name="P7"><draw:frame draw:style-name="fr1" draw:name="Image3" text:anchor-type="as-char" svg:width="11.64cm" svg:height="4.048cm" draw:z-index="2"><draw:image xlink:href="Pictures/2000000A00002F700000108969C7C7342342DDE4.wmf" xlink:type="simple" xlink:show="embed" xlink:actuate="onLoad" loext:mime-type="image/x-wmf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list xml:id="list214325672914930" text:continue-numbering="true" text:style-name="WWNum1">
        <text:list-item>
          <text:p text:style-name="P15"><text:span text:style-name="T8">Hollow square star pattern</text:span></text:p>
        </text:list-item>
      </text:list>
      <text:p text:style-name="P26"/>
      <text:p text:style-name="P21"/>
      <text:p text:style-name="P8"><text:span text:style-name="T5">*****</text:span></text:p>
      <text:p text:style-name="P8"><text:span text:style-name="T5">* <text:s text:c="2"/>*</text:span></text:p>
      <text:p text:style-name="P8"><text:span text:style-name="T5">* <text:s text:c="2"/>*</text:span></text:p>
      <text:p text:style-name="P8"><text:span text:style-name="T5">* <text:s text:c="2"/>*</text:span></text:p>
      <text:p text:style-name="P9"><text:span text:style-name="T5">*****</text:span></text:p>
      <text:p text:style-name="P26"/>
      <text:p text:style-name="P7"><text:span text:style-name="T9">#include&lt;iostream&gt;</text:span></text:p>
      <text:p text:style-name="P7"><text:span text:style-name="T9">using namespace std;</text:span></text:p>
      <text:p text:style-name="P7"><text:span text:style-name="T9">int main()</text:span></text:p>
      <text:p text:style-name="P7"><text:span text:style-name="T9">{</text:span></text:p>
      <text:p text:style-name="P7"><text:span text:style-name="T9"><text:tab/>for(int i=1;i&lt;=5;i++)</text:span></text:p>
      <text:p text:style-name="P7"><text:span text:style-name="T9"><text:tab/>{</text:span></text:p>
      <text:p text:style-name="P7"><text:span text:style-name="T9"><text:tab/><text:tab/>cout&lt;&lt;"*";</text:span></text:p>
      <text:p text:style-name="P7"><text:span text:style-name="T9"><text:tab/>}</text:span></text:p>
      <text:p text:style-name="P7"><text:span text:style-name="T9"><text:tab/>cout&lt;&lt;"\n";</text:span></text:p>
      <text:p text:style-name="P7"><text:span text:style-name="T9"><text:tab/>for(int j=1;j&lt;=3;j++)</text:span></text:p>
      <text:p text:style-name="P7"><text:span text:style-name="T9"><text:tab/>{</text:span></text:p>
      <text:p text:style-name="P7"><text:span text:style-name="T9"><text:tab/><text:tab/>for(int k=1;k&lt;=2;k++)</text:span></text:p>
      <text:p text:style-name="P7"><text:span text:style-name="T9"><text:tab/><text:tab/>{</text:span></text:p>
      <text:p text:style-name="P7"><text:span text:style-name="T9"><text:tab/><text:tab/><text:tab/>cout&lt;&lt;"*"&lt;&lt;" <text:s text:c="2"/>";</text:span></text:p>
      <text:p text:style-name="P7"><text:span text:style-name="T9"><text:tab/><text:tab/>}</text:span></text:p>
      <text:p text:style-name="P7"><text:span text:style-name="T9"><text:tab/><text:tab/>cout&lt;&lt;"\n";</text:span></text:p>
      <text:p text:style-name="P7"><text:span text:style-name="T9"><text:tab/>}</text:span></text:p>
      <text:p text:style-name="P7"><text:span text:style-name="T9"><text:tab/>for(int i=1;i&lt;=5;i++)</text:span></text:p>
      <text:p text:style-name="P7"><text:span text:style-name="T9"><text:tab/>{</text:span></text:p>
      <text:p text:style-name="P7"><text:span text:style-name="T9"><text:tab/><text:tab/>cout&lt;&lt;"*";</text:span></text:p>
      <text:p text:style-name="P7"><text:span text:style-name="T9"><text:tab/>}</text:span></text:p>
      <text:p text:style-name="P7"><text:span text:style-name="T9"><text:tab/>return 0;</text:span></text:p>
      <text:p text:style-name="P7"><text:span text:style-name="T9">}</text:span></text:p>
      <text:p text:style-name="P1"/>
      <text:p text:style-name="P7"><text:span text:style-name="T8">Output:</text:span></text:p>
      <text:p text:style-name="P2"/>
      <text:p text:style-name="P7"><draw:frame draw:style-name="fr1" draw:name="Image4" text:anchor-type="as-char" svg:width="11.548cm" svg:height="3.727cm" draw:z-index="3"><draw:image xlink:href="Pictures/2000000A00002F2100000F4C9448D82C5987BE0D.wmf" xlink:type="simple" xlink:show="embed" xlink:actuate="onLoad" loext:mime-type="image/x-wmf"/></draw:frame></text:p>
      <text:p text:style-name="P25"><text:soft-page-break/></text:p>
      <text:list xml:id="list214326699875047" text:continue-numbering="true" text:style-name="WWNum1">
        <text:list-item>
          <text:p text:style-name="P15"><text:span text:style-name="T8">Rhombus star pattern</text:span></text:p>
        </text:list-item>
      </text:list>
      <text:p text:style-name="P26"/>
      <text:p text:style-name="P8"><text:span text:style-name="T5"><text:s text:c="4"/>*****</text:span></text:p>
      <text:p text:style-name="P8"><text:span text:style-name="T5"><text:s text:c="3"/>*****</text:span></text:p>
      <text:p text:style-name="P8"><text:span text:style-name="T5"><text:s text:c="2"/>*****</text:span></text:p>
      <text:p text:style-name="P8"><text:span text:style-name="T5"><text:s/>*****</text:span></text:p>
      <text:p text:style-name="P8"><text:span text:style-name="T5">*****</text:span></text:p>
      <text:p text:style-name="P26"/>
      <text:p text:style-name="P7"><text:span text:style-name="T9">#include&lt;iostream&gt;</text:span></text:p>
      <text:p text:style-name="P7"><text:span text:style-name="T9">using namespace std;</text:span></text:p>
      <text:p text:style-name="P7"><text:span text:style-name="T9">int main()</text:span></text:p>
      <text:p text:style-name="P7"><text:span text:style-name="T9">{</text:span></text:p>
      <text:p text:style-name="P7"><text:span text:style-name="T9"><text:tab/>for(int i=1;i&lt;=5;i++)</text:span></text:p>
      <text:p text:style-name="P7"><text:span text:style-name="T9"><text:tab/>{</text:span></text:p>
      <text:p text:style-name="P7"><text:span text:style-name="T9"><text:tab/><text:tab/>for(int j=i;j&lt;5;j++)</text:span></text:p>
      <text:p text:style-name="P7"><text:span text:style-name="T9"><text:tab/><text:tab/>{</text:span></text:p>
      <text:p text:style-name="P7"><text:span text:style-name="T9"><text:tab/><text:tab/><text:tab/>cout&lt;&lt;" ";</text:span></text:p>
      <text:p text:style-name="P7"><text:span text:style-name="T9"><text:tab/><text:tab/>}</text:span></text:p>
      <text:p text:style-name="P7"><text:span text:style-name="T9"><text:tab/><text:tab/>for(int k=1;k&lt;=5;k++)</text:span></text:p>
      <text:p text:style-name="P7"><text:span text:style-name="T9"><text:tab/><text:tab/>{</text:span></text:p>
      <text:p text:style-name="P7"><text:span text:style-name="T9"><text:tab/><text:tab/><text:tab/>cout&lt;&lt;"*";</text:span></text:p>
      <text:p text:style-name="P7"><text:span text:style-name="T9"><text:tab/><text:tab/>}</text:span></text:p>
      <text:p text:style-name="P7"><text:span text:style-name="T9"><text:tab/><text:tab/>cout&lt;&lt;"\n";</text:span></text:p>
      <text:p text:style-name="P7"><text:span text:style-name="T9"><text:tab/>}</text:span></text:p>
      <text:p text:style-name="P7"><text:span text:style-name="T9"><text:tab/>return 0;</text:span></text:p>
      <text:p text:style-name="P7"><text:span text:style-name="T9">}</text:span></text:p>
      <text:p text:style-name="P1"/>
      <text:p text:style-name="P7"><text:span text:style-name="T8">Output:</text:span></text:p>
      <text:p text:style-name="P2"/>
      <text:p text:style-name="P7"><draw:frame draw:style-name="fr1" draw:name="Image5" text:anchor-type="as-char" svg:width="12.217cm" svg:height="3.933cm" draw:z-index="4"><draw:image xlink:href="Pictures/2000000A000031D100001020DC6E8E4E461A07EA.wmf" xlink:type="simple" xlink:show="embed" xlink:actuate="onLoad" loext:mime-type="image/x-wmf"/></draw:frame></text:p>
      <text:p text:style-name="P2"/>
      <text:p text:style-name="P2"/>
      <text:p text:style-name="P2"/>
      <text:p text:style-name="P2"/>
      <text:p text:style-name="P2"/>
      <text:p text:style-name="P2"/>
      <text:list xml:id="list214326945308857" text:continue-numbering="true" text:style-name="WWNum1">
        <text:list-item>
          <text:p text:style-name="P15"><text:span text:style-name="T8">Hollow rhombus star pattern</text:span></text:p>
        </text:list-item>
      </text:list>
      <text:p text:style-name="P26"/>
      <text:p text:style-name="P8"><text:soft-page-break/><text:span text:style-name="T6"><text:s text:c="4"/>*****</text:span></text:p>
      <text:p text:style-name="P8"><text:span text:style-name="T6"><text:s text:c="3"/>* <text:s text:c="2"/>*</text:span></text:p>
      <text:p text:style-name="P8"><text:span text:style-name="T6"><text:s text:c="2"/>* <text:s text:c="2"/>*</text:span></text:p>
      <text:p text:style-name="P8"><text:span text:style-name="T6"><text:s/>* <text:s text:c="2"/>*</text:span></text:p>
      <text:p text:style-name="P8"><text:span text:style-name="T6">*****</text:span></text:p>
      <text:p text:style-name="P26"/>
      <text:p text:style-name="P7"><text:span text:style-name="T9">#include&lt;iostream&gt;</text:span></text:p>
      <text:p text:style-name="P7"><text:span text:style-name="T9">using namespace std;</text:span></text:p>
      <text:p text:style-name="P7"><text:span text:style-name="T9">int main()</text:span></text:p>
      <text:p text:style-name="P7"><text:span text:style-name="T9">{</text:span></text:p>
      <text:p text:style-name="P7"><text:span text:style-name="T9"><text:tab/>for(int i=1;i&lt;5;i++)</text:span></text:p>
      <text:p text:style-name="P7"><text:span text:style-name="T9"><text:tab/>{</text:span></text:p>
      <text:p text:style-name="P7"><text:span text:style-name="T9"><text:tab/><text:tab/>cout&lt;&lt;" ";</text:span></text:p>
      <text:p text:style-name="P7"><text:span text:style-name="T9"><text:tab/>}</text:span></text:p>
      <text:p text:style-name="P7"><text:span text:style-name="T9"><text:tab/>for(int i=1;i&lt;=5;i++)</text:span></text:p>
      <text:p text:style-name="P7"><text:span text:style-name="T9"><text:tab/>{</text:span></text:p>
      <text:p text:style-name="P7"><text:span text:style-name="T9"><text:tab/><text:tab/>cout&lt;&lt;"*";</text:span></text:p>
      <text:p text:style-name="P7"><text:span text:style-name="T9"><text:tab/>}</text:span></text:p>
      <text:p text:style-name="P7"><text:span text:style-name="T9"><text:tab/>cout&lt;&lt;"\n";</text:span></text:p>
      <text:p text:style-name="P7"><text:span text:style-name="T9"><text:tab/>for(int i=1;i&lt;=3;i++)</text:span></text:p>
      <text:p text:style-name="P7"><text:span text:style-name="T9"><text:tab/>{</text:span></text:p>
      <text:p text:style-name="P7"><text:span text:style-name="T9"><text:tab/><text:tab/>for(int j=i;j&lt;4;j++)</text:span></text:p>
      <text:p text:style-name="P7"><text:span text:style-name="T9"><text:tab/><text:tab/>{</text:span></text:p>
      <text:p text:style-name="P7"><text:span text:style-name="T9"><text:tab/><text:tab/><text:tab/>cout&lt;&lt;" ";</text:span></text:p>
      <text:p text:style-name="P7"><text:span text:style-name="T9"><text:tab/><text:tab/>}</text:span></text:p>
      <text:p text:style-name="P7"><text:span text:style-name="T9"><text:tab/><text:tab/>for(int k=1;k&lt;=2;k++)</text:span></text:p>
      <text:p text:style-name="P7"><text:span text:style-name="T9"><text:tab/><text:tab/>{</text:span></text:p>
      <text:p text:style-name="P7"><text:span text:style-name="T9"><text:tab/><text:tab/><text:tab/>cout&lt;&lt;"*"&lt;&lt;" <text:s text:c="2"/>";</text:span></text:p>
      <text:p text:style-name="P7"><text:span text:style-name="T9"><text:tab/><text:tab/>}</text:span></text:p>
      <text:p text:style-name="P7"><text:span text:style-name="T9"><text:tab/><text:tab/>cout&lt;&lt;"\n";</text:span></text:p>
      <text:p text:style-name="P7"><text:span text:style-name="T9"><text:tab/>}</text:span></text:p>
      <text:p text:style-name="P7"><text:span text:style-name="T9"><text:tab/>for(int i=1;i&lt;=5;i++)</text:span></text:p>
      <text:p text:style-name="P7"><text:span text:style-name="T9"><text:tab/>{</text:span></text:p>
      <text:p text:style-name="P7"><text:span text:style-name="T9"><text:tab/><text:tab/>cout&lt;&lt;"*";</text:span></text:p>
      <text:p text:style-name="P7"><text:span text:style-name="T9"><text:tab/>}</text:span></text:p>
      <text:p text:style-name="P7"><text:span text:style-name="T9"><text:tab/>return 0;</text:span></text:p>
      <text:p text:style-name="P7"><text:span text:style-name="T9">}</text:span></text:p>
      <text:p text:style-name="P1"/>
      <text:p text:style-name="P2"/>
      <text:p text:style-name="P2"/>
      <text:p text:style-name="P7"><text:span text:style-name="T8">Output:</text:span></text:p>
      <text:p text:style-name="P2"/>
      <text:p text:style-name="P7"><text:soft-page-break/><draw:frame draw:style-name="fr1" draw:name="Image6" text:anchor-type="as-char" svg:width="11.615cm" svg:height="3.727cm" draw:z-index="5"><draw:image xlink:href="Pictures/2000000A00002F5600000F4C481E3037254969E8.wmf" xlink:type="simple" xlink:show="embed" xlink:actuate="onLoad" loext:mime-type="image/x-wmf"/></draw:frame></text:p>
      <text:p text:style-name="P2"/>
      <text:p text:style-name="P2"/>
      <text:list xml:id="list214326393104873" text:continue-numbering="true" text:style-name="WWNum1">
        <text:list-item>
          <text:p text:style-name="P15"><text:span text:style-name="T8">Mirrored rhombus star pattern</text:span></text:p>
        </text:list-item>
      </text:list>
      <text:p text:style-name="P26"/>
      <text:p text:style-name="P8"><text:span text:style-name="T6">*****</text:span></text:p>
      <text:p text:style-name="P8"><text:span text:style-name="T6"><text:s/>*****</text:span></text:p>
      <text:p text:style-name="P8"><text:span text:style-name="T6"><text:s text:c="2"/>*****</text:span></text:p>
      <text:p text:style-name="P8"><text:span text:style-name="T6"><text:s text:c="3"/>*****</text:span></text:p>
      <text:p text:style-name="P8"><text:span text:style-name="T6"><text:s text:c="4"/>*****</text:span></text:p>
      <text:p text:style-name="P17"/>
      <text:p text:style-name="P7"><text:span text:style-name="T11">#include&lt;iostream&gt;</text:span></text:p>
      <text:p text:style-name="P7"><text:span text:style-name="T11">using namespace std;</text:span></text:p>
      <text:p text:style-name="P7"><text:span text:style-name="T11">int main()</text:span></text:p>
      <text:p text:style-name="P7"><text:span text:style-name="T11">{</text:span></text:p>
      <text:p text:style-name="P7"><text:span text:style-name="T11"><text:tab/>for(int i=5;i&gt;=1;i--)</text:span></text:p>
      <text:p text:style-name="P7"><text:span text:style-name="T11"><text:tab/>{</text:span></text:p>
      <text:p text:style-name="P7"><text:span text:style-name="T11"><text:tab/><text:tab/>for(int j=i;j&lt;=5;j++)</text:span></text:p>
      <text:p text:style-name="P7"><text:span text:style-name="T11"><text:tab/><text:tab/>{</text:span></text:p>
      <text:p text:style-name="P7"><text:span text:style-name="T11"><text:tab/><text:tab/><text:tab/>cout&lt;&lt;" ";</text:span></text:p>
      <text:p text:style-name="P7"><text:span text:style-name="T11"><text:tab/><text:tab/>}</text:span></text:p>
      <text:p text:style-name="P7"><text:span text:style-name="T11"><text:tab/><text:tab/>for(int k=1;k&lt;=5;k++)</text:span></text:p>
      <text:p text:style-name="P7"><text:span text:style-name="T11"><text:tab/><text:tab/>{</text:span></text:p>
      <text:p text:style-name="P7"><text:span text:style-name="T11"><text:tab/><text:tab/><text:tab/>cout&lt;&lt;"*";</text:span></text:p>
      <text:p text:style-name="P7"><text:span text:style-name="T11"><text:tab/><text:tab/>}</text:span></text:p>
      <text:p text:style-name="P7"><text:span text:style-name="T11"><text:tab/><text:tab/>cout&lt;&lt;"\n";</text:span></text:p>
      <text:p text:style-name="P7"><text:span text:style-name="T11"><text:tab/>}</text:span></text:p>
      <text:p text:style-name="P7"><text:span text:style-name="T11"><text:tab/>return 0;</text:span></text:p>
      <text:p text:style-name="P7"><text:span text:style-name="T11">}</text:span></text:p>
      <text:p text:style-name="P7"><draw:frame draw:style-name="fr1" draw:name="Image7" text:anchor-type="as-char" svg:width="11.892cm" svg:height="3.933cm" draw:z-index="6"><draw:image xlink:href="Pictures/2000000A0000307900001020745F5100A90297D9.wmf" xlink:type="simple" xlink:show="embed" xlink:actuate="onLoad" loext:mime-type="image/x-wmf"/></draw:frame><text:span text:style-name="T8">Output:</text:span></text:p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5"/>
      <text:list xml:id="list214326773555040" text:continue-numbering="true" text:style-name="WWNum1">
        <text:list-item>
          <text:p text:style-name="P15"><text:span text:style-name="T8">Hollow mirrored rhombus star pattern</text:span></text:p>
        </text:list-item>
      </text:list>
      <text:p text:style-name="P26"/>
      <text:p text:style-name="P21"/>
      <text:p text:style-name="P8"><text:span text:style-name="T5">*****</text:span></text:p>
      <text:p text:style-name="P8"><text:span text:style-name="T5"><text:s/>* <text:s text:c="2"/>*</text:span></text:p>
      <text:p text:style-name="P8"><text:span text:style-name="T5"><text:s text:c="2"/>* <text:s text:c="2"/>*</text:span></text:p>
      <text:p text:style-name="P8"><text:span text:style-name="T5"><text:s text:c="3"/>* <text:s text:c="2"/>*</text:span></text:p>
      <text:p text:style-name="P27"><text:span text:style-name="T4"><text:s text:c="4"/>*****</text:span></text:p>
      <text:p text:style-name="P7"><text:span text:style-name="T9">#include&lt;iostream&gt;</text:span></text:p>
      <text:p text:style-name="P7"><text:span text:style-name="T9">using namespace std;</text:span></text:p>
      <text:p text:style-name="P7"><text:span text:style-name="T9">int main()</text:span></text:p>
      <text:p text:style-name="P7"><text:span text:style-name="T9">{</text:span></text:p>
      <text:p text:style-name="P7"><text:span text:style-name="T9"><text:tab/>for(int i=1;i&lt;=5;i++)</text:span></text:p>
      <text:p text:style-name="P7"><text:span text:style-name="T9"><text:tab/>{</text:span></text:p>
      <text:p text:style-name="P7"><text:span text:style-name="T9"><text:tab/><text:tab/>cout&lt;&lt;"*";</text:span></text:p>
      <text:p text:style-name="P7"><text:span text:style-name="T9"><text:tab/>}</text:span></text:p>
      <text:p text:style-name="P7"><text:span text:style-name="T9"><text:tab/>cout&lt;&lt;"\n";</text:span></text:p>
      <text:p text:style-name="P7"><text:span text:style-name="T9"><text:tab/>for(int i=3;i&gt;=1;i--)</text:span></text:p>
      <text:p text:style-name="P7"><text:span text:style-name="T9"><text:tab/>{</text:span></text:p>
      <text:p text:style-name="P7"><text:span text:style-name="T9"><text:tab/><text:tab/>for(int j=i;j&lt;=3;j++)</text:span></text:p>
      <text:p text:style-name="P7"><text:span text:style-name="T9"><text:tab/><text:tab/>{</text:span></text:p>
      <text:p text:style-name="P7"><text:span text:style-name="T9"><text:tab/><text:tab/><text:tab/>cout&lt;&lt;" ";</text:span></text:p>
      <text:p text:style-name="P7"><text:span text:style-name="T9"><text:tab/><text:tab/>}</text:span></text:p>
      <text:p text:style-name="P7"><text:span text:style-name="T9"><text:tab/><text:tab/>for(int k=1;k&lt;=2;k++)</text:span></text:p>
      <text:p text:style-name="P7"><text:span text:style-name="T9"><text:tab/><text:tab/>{</text:span></text:p>
      <text:p text:style-name="P7"><text:span text:style-name="T9"><text:tab/><text:tab/><text:tab/>cout&lt;&lt;"*"&lt;&lt;" <text:s text:c="2"/>";</text:span></text:p>
      <text:p text:style-name="P7"><text:span text:style-name="T9"><text:tab/><text:tab/>}</text:span></text:p>
      <text:p text:style-name="P7"><text:span text:style-name="T9"><text:tab/><text:tab/>cout&lt;&lt;"\n";</text:span></text:p>
      <text:p text:style-name="P7"><text:span text:style-name="T9"><text:tab/>}</text:span></text:p>
      <text:p text:style-name="P7"><text:span text:style-name="T9"><text:tab/>for(int i=1;i&lt;=4;i++)</text:span></text:p>
      <text:p text:style-name="P7"><text:span text:style-name="T9"><text:tab/>{</text:span></text:p>
      <text:p text:style-name="P7"><text:span text:style-name="T9"><text:tab/><text:tab/>cout&lt;&lt;" ";</text:span></text:p>
      <text:p text:style-name="P7"><text:span text:style-name="T9"><text:tab/>}</text:span></text:p>
      <text:p text:style-name="P7"><text:span text:style-name="T9"><text:tab/>for(int i=1;i&lt;=5;i++)</text:span></text:p>
      <text:p text:style-name="P7"><text:span text:style-name="T9"><text:tab/>{</text:span></text:p>
      <text:p text:style-name="P7"><text:span text:style-name="T9"><text:tab/><text:tab/>cout&lt;&lt;"*";</text:span></text:p>
      <text:p text:style-name="P7"><text:span text:style-name="T9"><text:tab/>}</text:span></text:p>
      <text:p text:style-name="P7"><text:span text:style-name="T9"><text:tab/>return 0;</text:span></text:p>
      <text:p text:style-name="P7"><text:span text:style-name="T9">}</text:span></text:p>
      <text:p text:style-name="P1"/>
      <text:p text:style-name="P2"/>
      <text:p text:style-name="P2"><text:soft-page-break/></text:p>
      <text:p text:style-name="P7"><text:span text:style-name="T8">Output:</text:span></text:p>
      <text:p text:style-name="P2"/>
      <text:p text:style-name="P7"><draw:frame draw:style-name="fr1" draw:name="Image8" text:anchor-type="as-char" svg:width="11.525cm" svg:height="3.727cm" draw:z-index="7"><draw:image xlink:href="Pictures/2000000A00002F0700000F4CD271A82B8A22796D.wmf" xlink:type="simple" xlink:show="embed" xlink:actuate="onLoad" loext:mime-type="image/x-wmf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214326792084969" text:continue-numbering="true" text:style-name="WWNum1">
        <text:list-item>
          <text:p text:style-name="P15"><text:span text:style-name="T8">Diamond star pattern</text:span></text:p>
        </text:list-item>
      </text:list>
      <text:p text:style-name="P2"/>
      <text:p text:style-name="P8"><text:span text:style-name="T5"><text:s text:c="4"/>*</text:span></text:p>
      <text:p text:style-name="P8"><text:span text:style-name="T5"><text:s text:c="3"/>***</text:span></text:p>
      <text:p text:style-name="P8"><text:soft-page-break/><text:span text:style-name="T5"><text:s text:c="2"/>*****</text:span></text:p>
      <text:p text:style-name="P8"><text:span text:style-name="T5"><text:s/>*******</text:span></text:p>
      <text:p text:style-name="P8"><text:span text:style-name="T5">*********</text:span></text:p>
      <text:p text:style-name="P8"><text:span text:style-name="T5"><text:s/>*******</text:span></text:p>
      <text:p text:style-name="P8"><text:span text:style-name="T5"><text:s text:c="2"/>*****</text:span></text:p>
      <text:p text:style-name="P8"><text:span text:style-name="T5"><text:s text:c="3"/>***</text:span></text:p>
      <text:p text:style-name="P8"><text:span text:style-name="T5"><text:s text:c="4"/>*</text:span></text:p>
      <text:p text:style-name="P26"/>
      <text:p text:style-name="P7"><text:span text:style-name="T9">#include&lt;iostream&gt;</text:span></text:p>
      <text:p text:style-name="P7"><text:span text:style-name="T9">using namespace std;</text:span></text:p>
      <text:p text:style-name="P7"><text:span text:style-name="T9">int main()</text:span></text:p>
      <text:p text:style-name="P7"><text:span text:style-name="T9">{</text:span></text:p>
      <text:p text:style-name="P7"><text:span text:style-name="T9"><text:tab/>for(int i=1;i&lt;=5;i++)</text:span></text:p>
      <text:p text:style-name="P7"><text:span text:style-name="T9"><text:tab/>{</text:span></text:p>
      <text:p text:style-name="P7"><text:span text:style-name="T9"><text:tab/><text:tab/>for(int j=1;j&lt;=(5-i);j++)</text:span></text:p>
      <text:p text:style-name="P7"><text:span text:style-name="T9"><text:tab/><text:tab/>{</text:span></text:p>
      <text:p text:style-name="P7"><text:span text:style-name="T9"><text:tab/><text:tab/><text:tab/>cout&lt;&lt;" ";</text:span></text:p>
      <text:p text:style-name="P7"><text:span text:style-name="T9"><text:tab/><text:tab/>}</text:span></text:p>
      <text:p text:style-name="P7"><text:span text:style-name="T9"><text:tab/><text:tab/>for(int k=1;k&lt;=(i*2-1);k++)</text:span></text:p>
      <text:p text:style-name="P7"><text:span text:style-name="T9"><text:tab/><text:tab/>{</text:span></text:p>
      <text:p text:style-name="P7"><text:span text:style-name="T9"><text:tab/><text:tab/><text:tab/>cout&lt;&lt;"*";</text:span></text:p>
      <text:p text:style-name="P7"><text:span text:style-name="T9"><text:tab/><text:tab/>}</text:span></text:p>
      <text:p text:style-name="P7"><text:span text:style-name="T9"><text:tab/><text:tab/>cout&lt;&lt;"\n";</text:span></text:p>
      <text:p text:style-name="P7"><text:span text:style-name="T9"><text:tab/>}</text:span></text:p>
      <text:p text:style-name="P7"><text:span text:style-name="T9"><text:tab/>for(int i=4;i&gt;=1;i--)</text:span></text:p>
      <text:p text:style-name="P7"><text:span text:style-name="T9"><text:tab/>{</text:span></text:p>
      <text:p text:style-name="P7"><text:span text:style-name="T9"><text:tab/><text:tab/>for(int j=1;j&lt;=(5-i);j++)</text:span></text:p>
      <text:p text:style-name="P7"><text:span text:style-name="T9"><text:tab/><text:tab/>{</text:span></text:p>
      <text:p text:style-name="P7"><text:span text:style-name="T9"><text:tab/><text:tab/><text:tab/>cout&lt;&lt;" ";</text:span></text:p>
      <text:p text:style-name="P7"><text:span text:style-name="T9"><text:tab/><text:tab/>}</text:span></text:p>
      <text:p text:style-name="P7"><text:span text:style-name="T9"><text:tab/><text:tab/>for(int k=1;k&lt;=(i*2-1);k++)</text:span></text:p>
      <text:p text:style-name="P7"><text:span text:style-name="T9"><text:tab/><text:tab/>{</text:span></text:p>
      <text:p text:style-name="P7"><text:span text:style-name="T9"><text:tab/><text:tab/><text:tab/>cout&lt;&lt;"*";</text:span></text:p>
      <text:p text:style-name="P7"><text:span text:style-name="T9"><text:tab/><text:tab/>}</text:span></text:p>
      <text:p text:style-name="P7"><text:span text:style-name="T9"><text:tab/><text:tab/>cout&lt;&lt;"\n";</text:span></text:p>
      <text:p text:style-name="P7"><text:span text:style-name="T9"><text:tab/>}</text:span></text:p>
      <text:p text:style-name="P7"><text:span text:style-name="T9"><text:tab/>return 0;</text:span></text:p>
      <text:p text:style-name="P7"><text:span text:style-name="T9">}</text:span></text:p>
      <text:p text:style-name="P1"/>
      <text:p text:style-name="P7"><text:span text:style-name="T8">Output:</text:span></text:p>
      <text:p text:style-name="P2"/>
      <text:p text:style-name="P7"><text:soft-page-break/><draw:frame draw:style-name="fr1" draw:name="Image9" text:anchor-type="as-char" svg:width="11.869cm" svg:height="5.867cm" draw:z-index="8"><draw:image xlink:href="Pictures/2000000A0000305F000017FAA4F7E1F96CC39DDF.wmf" xlink:type="simple" xlink:show="embed" xlink:actuate="onLoad" loext:mime-type="image/x-wmf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214327788009096" text:continue-numbering="true" text:style-name="WWNum1">
        <text:list-item>
          <text:p text:style-name="P15"><text:span text:style-name="T8"><text:s/>Hollow diamond star pattern</text:span></text:p>
        </text:list-item>
      </text:list>
      <text:p text:style-name="P26"/>
      <text:p text:style-name="P8"><text:span text:style-name="T5">**********</text:span></text:p>
      <text:p text:style-name="P8"><text:span text:style-name="T5">**** <text:s/>****</text:span></text:p>
      <text:p text:style-name="P8"><text:span text:style-name="T5">*** <text:s text:c="3"/>***</text:span></text:p>
      <text:p text:style-name="P8"><text:span text:style-name="T5">** <text:s text:c="5"/>**</text:span></text:p>
      <text:p text:style-name="P8"><text:span text:style-name="T5">* <text:s text:c="7"/>*</text:span></text:p>
      <text:p text:style-name="P8"><text:soft-page-break/><text:span text:style-name="T5">* <text:s text:c="7"/>*</text:span></text:p>
      <text:p text:style-name="P8"><text:span text:style-name="T5">** <text:s text:c="5"/>**</text:span></text:p>
      <text:p text:style-name="P8"><text:span text:style-name="T5">*** <text:s text:c="3"/>***</text:span></text:p>
      <text:p text:style-name="P8"><text:span text:style-name="T5">**** <text:s/>****</text:span></text:p>
      <text:p text:style-name="P7"><text:span text:style-name="T5">**********</text:span></text:p>
      <text:p text:style-name="P2"/>
      <text:p text:style-name="P7"><text:span text:style-name="T9">#include&lt;iostream&gt;</text:span></text:p>
      <text:p text:style-name="P7"><text:span text:style-name="T9">using namespace std;</text:span></text:p>
      <text:p text:style-name="P7"><text:span text:style-name="T9">int main()</text:span></text:p>
      <text:p text:style-name="P7"><text:span text:style-name="T9">{</text:span></text:p>
      <text:p text:style-name="P7"><text:span text:style-name="T9"><text:tab/>for(int i=1;i&lt;=9;i++)</text:span></text:p>
      <text:p text:style-name="P7"><text:span text:style-name="T9"><text:tab/>{</text:span></text:p>
      <text:p text:style-name="P7"><text:span text:style-name="T9"><text:tab/><text:tab/>cout&lt;&lt;"*";</text:span></text:p>
      <text:p text:style-name="P7"><text:span text:style-name="T9"><text:tab/>}</text:span></text:p>
      <text:p text:style-name="P7"><text:span text:style-name="T9"><text:tab/>cout&lt;&lt;"\n";</text:span></text:p>
      <text:p text:style-name="P7"><text:span text:style-name="T9"><text:tab/>for(int i=1;i&lt;=4;i++)</text:span></text:p>
      <text:p text:style-name="P7"><text:span text:style-name="T9"><text:tab/>{</text:span></text:p>
      <text:p text:style-name="P7"><text:span text:style-name="T9"><text:tab/><text:tab/>for(int j=1;j&lt;=5-i;j++)</text:span></text:p>
      <text:p text:style-name="P7"><text:span text:style-name="T9"><text:tab/><text:tab/>{</text:span></text:p>
      <text:p text:style-name="P7"><text:span text:style-name="T9"><text:tab/><text:tab/><text:tab/>cout&lt;&lt;"*";</text:span></text:p>
      <text:p text:style-name="P7"><text:span text:style-name="T9"><text:tab/><text:tab/>}</text:span></text:p>
      <text:p text:style-name="P7"><text:span text:style-name="T9"><text:tab/><text:tab/>for(int k=1;k&lt;=i*2-1;k++)</text:span></text:p>
      <text:p text:style-name="P7"><text:span text:style-name="T9"><text:tab/><text:tab/>{</text:span></text:p>
      <text:p text:style-name="P7"><text:span text:style-name="T9"><text:tab/><text:tab/><text:tab/>cout&lt;&lt;" ";</text:span></text:p>
      <text:p text:style-name="P7"><text:span text:style-name="T9"><text:tab/><text:tab/>}</text:span></text:p>
      <text:p text:style-name="P7"><text:span text:style-name="T9"><text:tab/><text:tab/>for(int l=1;l&lt;=5-i;l++)</text:span></text:p>
      <text:p text:style-name="P7"><text:span text:style-name="T9"><text:tab/><text:tab/>{</text:span></text:p>
      <text:p text:style-name="P7"><text:span text:style-name="T9"><text:tab/><text:tab/><text:tab/>cout&lt;&lt;"*";</text:span></text:p>
      <text:p text:style-name="P7"><text:span text:style-name="T9"><text:tab/><text:tab/>}</text:span></text:p>
      <text:p text:style-name="P7"><text:span text:style-name="T9"><text:tab/><text:tab/>cout&lt;&lt;"\n";</text:span></text:p>
      <text:p text:style-name="P7"><text:span text:style-name="T9"><text:tab/>}</text:span></text:p>
      <text:p text:style-name="P7"><text:span text:style-name="T9"><text:tab/>for(int i=1;i&lt;=4;i++)</text:span></text:p>
      <text:p text:style-name="P7"><text:span text:style-name="T9"><text:tab/>{</text:span></text:p>
      <text:p text:style-name="P7"><text:span text:style-name="T9"><text:tab/><text:tab/>for(int j=1;j&lt;=i;j++)</text:span></text:p>
      <text:p text:style-name="P7"><text:span text:style-name="T9"><text:tab/><text:tab/>{</text:span></text:p>
      <text:p text:style-name="P7"><text:span text:style-name="T9"><text:tab/><text:tab/><text:tab/>cout&lt;&lt;"*";</text:span></text:p>
      <text:p text:style-name="P7"><text:span text:style-name="T9"><text:tab/><text:tab/>}</text:span></text:p>
      <text:p text:style-name="P7"><text:span text:style-name="T9"><text:tab/><text:tab/>for(int k=1;k&lt;=9-i*2;k++)</text:span></text:p>
      <text:p text:style-name="P7"><text:span text:style-name="T9"><text:tab/><text:tab/>{</text:span></text:p>
      <text:p text:style-name="P7"><text:span text:style-name="T9"><text:tab/><text:tab/><text:tab/>cout&lt;&lt;" ";</text:span></text:p>
      <text:p text:style-name="P7"><text:span text:style-name="T9"><text:tab/><text:tab/>}</text:span></text:p>
      <text:p text:style-name="P7"><text:span text:style-name="T9"><text:tab/><text:tab/>for(int l=1;l&lt;=i;l++)</text:span></text:p>
      <text:p text:style-name="P7"><text:span text:style-name="T9"><text:tab/><text:tab/>{</text:span></text:p>
      <text:p text:style-name="P7"><text:span text:style-name="T9"><text:tab/><text:tab/><text:tab/>cout&lt;&lt;"*";</text:span></text:p>
      <text:p text:style-name="P7"><text:span text:style-name="T9"><text:tab/><text:tab/>}</text:span></text:p>
      <text:p text:style-name="P7"><text:soft-page-break/><text:span text:style-name="T9"><text:tab/><text:tab/>cout&lt;&lt;"\n";</text:span></text:p>
      <text:p text:style-name="P7"><text:span text:style-name="T9"><text:tab/>}</text:span></text:p>
      <text:p text:style-name="P7"><text:span text:style-name="T9"><text:tab/>for(int i=1;i&lt;=9;i++)</text:span></text:p>
      <text:p text:style-name="P7"><text:span text:style-name="T9"><text:tab/>{</text:span></text:p>
      <text:p text:style-name="P7"><text:span text:style-name="T9"><text:tab/><text:tab/>cout&lt;&lt;"*";</text:span></text:p>
      <text:p text:style-name="P7"><text:span text:style-name="T9"><text:tab/>}</text:span></text:p>
      <text:p text:style-name="P7"><text:span text:style-name="T9"><text:tab/>return 0;</text:span></text:p>
      <text:p text:style-name="P7"><text:span text:style-name="T9">}</text:span></text:p>
      <text:p text:style-name="P1"/>
      <text:p text:style-name="P7"><text:span text:style-name="T8">Output:</text:span></text:p>
      <text:p text:style-name="P2"/>
      <text:p text:style-name="P7"><draw:frame draw:style-name="fr1" draw:name="Image10" text:anchor-type="as-char" svg:width="11.64cm" svg:height="5.704cm" draw:z-index="9"><draw:image xlink:href="Pictures/2000000A00002F700000175C201E0AE960EFED9D.wmf" xlink:type="simple" xlink:show="embed" xlink:actuate="onLoad" loext:mime-type="image/x-wmf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214328046798499" text:continue-numbering="true" text:style-name="WWNum1">
        <text:list-item>
          <text:p text:style-name="P15"><text:span text:style-name="T8"><text:s/>Right arrow star pattern</text:span></text:p>
        </text:list-item>
      </text:list>
      <text:p text:style-name="P2"/>
      <text:p text:style-name="P8"><text:span text:style-name="T5">*****</text:span></text:p>
      <text:p text:style-name="P8"><text:span text:style-name="T5"><text:s text:c="2"/>****</text:span></text:p>
      <text:p text:style-name="P8"><text:span text:style-name="T5"><text:s text:c="4"/>***</text:span></text:p>
      <text:p text:style-name="P8"><text:span text:style-name="T5"><text:s text:c="6"/>**</text:span></text:p>
      <text:p text:style-name="P8"><text:span text:style-name="T5"><text:s text:c="8"/>*</text:span></text:p>
      <text:p text:style-name="P8"><text:span text:style-name="T5"><text:s text:c="6"/>**</text:span></text:p>
      <text:p text:style-name="P8"><text:span text:style-name="T5"><text:s text:c="4"/>***</text:span></text:p>
      <text:p text:style-name="P8"><text:span text:style-name="T5"><text:s text:c="2"/>****</text:span></text:p>
      <text:p text:style-name="P7"><text:span text:style-name="T5">*****</text:span></text:p>
      <text:p text:style-name="P2"/>
      <text:p text:style-name="P7"><text:span text:style-name="T9">#include&lt;iostream&gt;</text:span></text:p>
      <text:p text:style-name="P7"><text:span text:style-name="T9">using namespace std;</text:span></text:p>
      <text:p text:style-name="P7"><text:soft-page-break/><text:span text:style-name="T9">int main()</text:span></text:p>
      <text:p text:style-name="P7"><text:span text:style-name="T9">{</text:span></text:p>
      <text:p text:style-name="P7"><text:span text:style-name="T9"><text:tab/>for(int i=1;i&lt;=5;i++)</text:span></text:p>
      <text:p text:style-name="P7"><text:span text:style-name="T9"><text:tab/>{</text:span></text:p>
      <text:p text:style-name="P7"><text:span text:style-name="T9"><text:tab/><text:tab/>for(int j=1;j&lt;=i;j++)</text:span></text:p>
      <text:p text:style-name="P7"><text:span text:style-name="T9"><text:tab/><text:tab/>{</text:span></text:p>
      <text:p text:style-name="P7"><text:span text:style-name="T9"><text:tab/><text:tab/><text:tab/>cout&lt;&lt;" <text:s/>";</text:span></text:p>
      <text:p text:style-name="P7"><text:span text:style-name="T9"><text:tab/><text:tab/>}</text:span></text:p>
      <text:p text:style-name="P7"><text:span text:style-name="T9"><text:tab/><text:tab/>for(int k=1;k&lt;=(6-i);k++)</text:span></text:p>
      <text:p text:style-name="P7"><text:span text:style-name="T9"><text:tab/><text:tab/>{</text:span></text:p>
      <text:p text:style-name="P7"><text:span text:style-name="T9"><text:tab/><text:tab/><text:tab/>cout&lt;&lt;"*";</text:span></text:p>
      <text:p text:style-name="P7"><text:span text:style-name="T9"><text:tab/><text:tab/>}</text:span></text:p>
      <text:p text:style-name="P7"><text:span text:style-name="T9"><text:tab/><text:tab/>cout&lt;&lt;"\n";</text:span></text:p>
      <text:p text:style-name="P7"><text:span text:style-name="T9"><text:tab/>}</text:span></text:p>
      <text:p text:style-name="P7"><text:span text:style-name="T9"><text:tab/>for(int i=2;i&lt;=5;i++)</text:span></text:p>
      <text:p text:style-name="P7"><text:span text:style-name="T9"><text:tab/>{</text:span></text:p>
      <text:p text:style-name="P7"><text:span text:style-name="T9"><text:tab/><text:tab/>for(int j=1;j&lt;=(6-i);j++)</text:span></text:p>
      <text:p text:style-name="P7"><text:span text:style-name="T9"><text:tab/><text:tab/>{</text:span></text:p>
      <text:p text:style-name="P7"><text:span text:style-name="T9"><text:tab/><text:tab/><text:tab/>cout&lt;&lt;" <text:s/>";</text:span></text:p>
      <text:p text:style-name="P7"><text:span text:style-name="T9"><text:tab/><text:tab/>}</text:span></text:p>
      <text:p text:style-name="P7"><text:span text:style-name="T9"><text:tab/><text:tab/>for(int k=1;k&lt;=i;k++)</text:span></text:p>
      <text:p text:style-name="P7"><text:span text:style-name="T9"><text:tab/><text:tab/>{</text:span></text:p>
      <text:p text:style-name="P7"><text:span text:style-name="T9"><text:tab/><text:tab/><text:tab/>cout&lt;&lt;"*";</text:span></text:p>
      <text:p text:style-name="P7"><text:span text:style-name="T9"><text:tab/><text:tab/>}</text:span></text:p>
      <text:p text:style-name="P7"><text:span text:style-name="T9"><text:tab/><text:tab/>cout&lt;&lt;"\n";</text:span></text:p>
      <text:p text:style-name="P7"><text:span text:style-name="T9"><text:tab/>}</text:span></text:p>
      <text:p text:style-name="P7"><text:span text:style-name="T9"><text:tab/>return 0;</text:span></text:p>
      <text:p text:style-name="P7"><text:span text:style-name="T9">}</text:span></text:p>
      <text:p text:style-name="P1"/>
      <text:p text:style-name="P7"><text:span text:style-name="T8">Output:</text:span></text:p>
      <text:p text:style-name="P2"/>
      <text:p text:style-name="P7"><draw:frame draw:style-name="fr1" draw:name="Image11" text:anchor-type="as-char" svg:width="11.686cm" svg:height="5.704cm" draw:z-index="10"><draw:image xlink:href="Pictures/2000000A00002FA50000175C8D358FF1DD66C928.wmf" xlink:type="simple" xlink:show="embed" xlink:actuate="onLoad" loext:mime-type="image/x-wmf"/></draw:frame></text:p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214327371112228" text:continue-numbering="true" text:style-name="WWNum1">
        <text:list-item>
          <text:p text:style-name="P15"><text:span text:style-name="T8">Left arrow star pattern</text:span></text:p>
        </text:list-item>
      </text:list>
      <text:p text:style-name="P2"/>
      <text:p text:style-name="P4"/>
      <text:p text:style-name="P8"><text:span text:style-name="T6"><text:s text:c="4"/>*****</text:span></text:p>
      <text:p text:style-name="P8"><text:span text:style-name="T6"><text:s text:c="3"/>****</text:span></text:p>
      <text:p text:style-name="P8"><text:span text:style-name="T6"><text:s text:c="2"/>***</text:span></text:p>
      <text:p text:style-name="P8"><text:span text:style-name="T6"><text:s/>**</text:span></text:p>
      <text:p text:style-name="P8"><text:span text:style-name="T6">*</text:span></text:p>
      <text:p text:style-name="P8"><text:span text:style-name="T6"><text:s/>**</text:span></text:p>
      <text:p text:style-name="P8"><text:span text:style-name="T6"><text:s text:c="2"/>***</text:span></text:p>
      <text:p text:style-name="P8"><text:span text:style-name="T6"><text:s text:c="3"/>****</text:span></text:p>
      <text:p text:style-name="P7"><text:span text:style-name="T6"><text:s text:c="4"/>*****</text:span></text:p>
      <text:p text:style-name="P7"><text:span text:style-name="T11">#include&lt;iostream&gt;</text:span></text:p>
      <text:p text:style-name="P7"><text:span text:style-name="T11">using namespace std;</text:span></text:p>
      <text:p text:style-name="P7"><text:span text:style-name="T11">int main()</text:span></text:p>
      <text:p text:style-name="P7"><text:span text:style-name="T11">{</text:span></text:p>
      <text:p text:style-name="P7"><text:span text:style-name="T11"><text:tab/>for(int i=1;i&lt;=5;i++)</text:span></text:p>
      <text:p text:style-name="P7"><text:span text:style-name="T11"><text:tab/>{</text:span></text:p>
      <text:p text:style-name="P7"><text:span text:style-name="T11"><text:tab/><text:tab/>for(int j=1;j&lt;=(6-i);j++)</text:span></text:p>
      <text:p text:style-name="P7"><text:span text:style-name="T11"><text:tab/><text:tab/>{</text:span></text:p>
      <text:p text:style-name="P7"><text:span text:style-name="T11"><text:tab/><text:tab/><text:tab/>cout&lt;&lt;" ";</text:span></text:p>
      <text:p text:style-name="P7"><text:span text:style-name="T11"><text:tab/><text:tab/>}</text:span></text:p>
      <text:p text:style-name="P7"><text:soft-page-break/><text:span text:style-name="T11"><text:tab/><text:tab/>for(int k=1;k&lt;=(6-i);k++)</text:span></text:p>
      <text:p text:style-name="P7"><text:span text:style-name="T11"><text:tab/><text:tab/>{</text:span></text:p>
      <text:p text:style-name="P7"><text:span text:style-name="T11"><text:tab/><text:tab/><text:tab/>cout&lt;&lt;"*";</text:span></text:p>
      <text:p text:style-name="P7"><text:span text:style-name="T11"><text:tab/><text:tab/>}</text:span></text:p>
      <text:p text:style-name="P7"><text:span text:style-name="T11"><text:tab/><text:tab/>cout&lt;&lt;"\n";</text:span></text:p>
      <text:p text:style-name="P7"><text:span text:style-name="T11"><text:tab/>}</text:span></text:p>
      <text:p text:style-name="P7"><text:span text:style-name="T11"><text:tab/>for(int i=2;i&lt;=5;i++)</text:span></text:p>
      <text:p text:style-name="P7"><text:span text:style-name="T11"><text:tab/>{</text:span></text:p>
      <text:p text:style-name="P7"><text:span text:style-name="T11"><text:tab/><text:tab/>for(int j=5;j&gt;=(7-i);j--)</text:span></text:p>
      <text:p text:style-name="P7"><text:span text:style-name="T11"><text:tab/><text:tab/>{</text:span></text:p>
      <text:p text:style-name="P7"><text:span text:style-name="T11"><text:tab/><text:tab/><text:tab/>cout&lt;&lt;" ";</text:span></text:p>
      <text:p text:style-name="P7"><text:span text:style-name="T11"><text:tab/><text:tab/>}</text:span></text:p>
      <text:p text:style-name="P7"><text:span text:style-name="T11"><text:tab/><text:tab/>for(int k=1;k&lt;=i;k++)</text:span></text:p>
      <text:p text:style-name="P7"><text:span text:style-name="T11"><text:tab/><text:tab/>{</text:span></text:p>
      <text:p text:style-name="P7"><text:span text:style-name="T11"><text:tab/><text:tab/><text:tab/>cout&lt;&lt;"*";</text:span></text:p>
      <text:p text:style-name="P7"><text:span text:style-name="T11"><text:tab/><text:tab/>}</text:span></text:p>
      <text:p text:style-name="P7"><text:span text:style-name="T11"><text:tab/><text:tab/>cout&lt;&lt;"\n";</text:span></text:p>
      <text:p text:style-name="P7"><text:span text:style-name="T11"><text:tab/>}</text:span></text:p>
      <text:p text:style-name="P7"><text:span text:style-name="T11"><text:tab/>return 0;</text:span></text:p>
      <text:p text:style-name="P7"><text:span text:style-name="T11">}</text:span></text:p>
      <text:p text:style-name="P3"/>
      <text:p text:style-name="P2"/>
      <text:p text:style-name="P2"/>
      <text:p text:style-name="P2"/>
      <text:p text:style-name="P2"/>
      <text:p text:style-name="P2"/>
      <text:p text:style-name="P7"><text:span text:style-name="T8">Output:</text:span></text:p>
      <text:p text:style-name="P2"/>
      <text:p text:style-name="P2"/>
      <text:p text:style-name="P7"><draw:frame draw:style-name="fr1" draw:name="Image12" text:anchor-type="as-char" svg:width="11.525cm" svg:height="5.613cm" draw:z-index="11"><draw:image xlink:href="Pictures/2000000A00002F07000016F2CFD009BD4C1ED1C8.wmf" xlink:type="simple" xlink:show="embed" xlink:actuate="onLoad" loext:mime-type="image/x-wmf"/></draw:frame></text:p>
      <text:p text:style-name="P17"/>
      <text:p text:style-name="P20"/>
      <text:list xml:id="list214327428653642" text:continue-numbering="true" text:style-name="WWNum1">
        <text:list-item>
          <text:p text:style-name="P16"><text:span text:style-name="T8">X Star pattern</text:span></text:p>
        </text:list-item>
      </text:list>
      <text:p text:style-name="P29"><text:soft-page-break/><draw:frame draw:style-name="fr1" draw:name="Image13" text:anchor-type="as-char" svg:width="2.231cm" svg:height="3.658cm" draw:z-index="12"><draw:image xlink:href="Pictures/2000000A0000091800000EFCFFBD6101A7D92A58.wmf" xlink:type="simple" xlink:show="embed" xlink:actuate="onLoad" loext:mime-type="image/x-wmf"/></draw:frame></text:p>
      <text:p text:style-name="P7"><text:span text:style-name="T9">#include&lt;iostream&gt;</text:span></text:p>
      <text:p text:style-name="P7"><text:span text:style-name="T9">using namespace std;</text:span></text:p>
      <text:p text:style-name="P7"><text:span text:style-name="T9">int main()</text:span></text:p>
      <text:p text:style-name="P7"><text:span text:style-name="T9">{</text:span></text:p>
      <text:p text:style-name="P7"><text:span text:style-name="T9"><text:tab/>for(int i=1;i&lt;=5;i++)</text:span></text:p>
      <text:p text:style-name="P7"><text:span text:style-name="T9"><text:tab/>{<text:tab/></text:span></text:p>
      <text:p text:style-name="P7"><text:span text:style-name="T9"><text:tab/><text:tab/>for(int j=5;j&gt;=(6-i);j--)</text:span></text:p>
      <text:p text:style-name="P7"><text:span text:style-name="T9"><text:tab/><text:tab/>{</text:span></text:p>
      <text:p text:style-name="P7"><text:span text:style-name="T9"><text:tab/><text:tab/><text:tab/>cout&lt;&lt;" ";</text:span></text:p>
      <text:p text:style-name="P7"><text:span text:style-name="T9"><text:tab/><text:tab/>}</text:span></text:p>
      <text:p text:style-name="P7"><text:span text:style-name="T9"><text:tab/><text:tab/>cout&lt;&lt;"*";</text:span></text:p>
      <text:p text:style-name="P7"><text:span text:style-name="T9"><text:tab/><text:tab/>for(int k=1;k&lt;=(5-i);k++)</text:span></text:p>
      <text:p text:style-name="P7"><text:span text:style-name="T9"><text:tab/><text:tab/>{</text:span></text:p>
      <text:p text:style-name="P7"><text:span text:style-name="T9"><text:tab/><text:tab/><text:tab/>cout&lt;&lt;" <text:s/>";</text:span></text:p>
      <text:p text:style-name="P7"><text:span text:style-name="T9"><text:tab/><text:tab/>}</text:span></text:p>
      <text:p text:style-name="P7"><text:span text:style-name="T9"><text:tab/><text:tab/>cout&lt;&lt;"*";</text:span></text:p>
      <text:p text:style-name="P7"><text:span text:style-name="T9"><text:tab/><text:tab/>cout&lt;&lt;"\n";</text:span></text:p>
      <text:p text:style-name="P7"><text:span text:style-name="T9"><text:tab/>}</text:span></text:p>
      <text:p text:style-name="P7"><text:span text:style-name="T9"><text:tab/>for(int i=1;i&lt;5;i++)</text:span></text:p>
      <text:p text:style-name="P7"><text:span text:style-name="T9"><text:tab/>{</text:span></text:p>
      <text:p text:style-name="P7"><text:span text:style-name="T9"><text:tab/><text:tab/>for(int j=1;j&lt;=(5-i);j++)</text:span></text:p>
      <text:p text:style-name="P7"><text:span text:style-name="T9"><text:tab/><text:tab/>{</text:span></text:p>
      <text:p text:style-name="P7"><text:span text:style-name="T9"><text:tab/><text:tab/> <text:s text:c="3"/>cout&lt;&lt;" ";<text:tab/></text:span></text:p>
      <text:p text:style-name="P7"><text:span text:style-name="T9"><text:tab/><text:tab/>}</text:span></text:p>
      <text:p text:style-name="P7"><text:span text:style-name="T9"><text:tab/><text:tab/>cout&lt;&lt;"*";</text:span></text:p>
      <text:p text:style-name="P7"><text:span text:style-name="T9"><text:tab/><text:tab/>for(int k=5;k&gt;=(6-i);k--)</text:span></text:p>
      <text:p text:style-name="P7"><text:span text:style-name="T9"><text:tab/><text:tab/>{</text:span></text:p>
      <text:p text:style-name="P7"><text:span text:style-name="T9"><text:tab/><text:tab/><text:tab/>cout&lt;&lt;" <text:s/>";</text:span></text:p>
      <text:p text:style-name="P7"><text:span text:style-name="T9"><text:tab/><text:tab/>}</text:span></text:p>
      <text:p text:style-name="P7"><text:span text:style-name="T9"><text:tab/><text:tab/>cout&lt;&lt;"*";</text:span></text:p>
      <text:p text:style-name="P7"><text:span text:style-name="T9"><text:tab/><text:tab/>cout&lt;&lt;"\n";</text:span></text:p>
      <text:p text:style-name="P7"><text:span text:style-name="T9"><text:tab/>}</text:span></text:p>
      <text:p text:style-name="P7"><text:span text:style-name="T9"><text:tab/>return 0;</text:span></text:p>
      <text:p text:style-name="P7"><text:span text:style-name="T9">}</text:span></text:p>
      <text:p text:style-name="P1"/>
      <text:p text:style-name="P7"><text:span text:style-name="T8">Output:</text:span></text:p>
      <text:p text:style-name="P2"><text:soft-page-break/></text:p>
      <text:p text:style-name="P7"><draw:frame draw:style-name="fr1" draw:name="Image14" text:anchor-type="as-char" svg:width="11.388cm" svg:height="5.867cm" draw:z-index="13"><draw:image xlink:href="Pictures/2000000A00002E68000017FA56AF42939BC313F4.wmf" xlink:type="simple" xlink:show="embed" xlink:actuate="onLoad" loext:mime-type="image/x-wmf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214327836174462" text:continue-numbering="true" text:style-name="WWNum1">
        <text:list-item>
          <text:p text:style-name="P15"><text:span text:style-name="T8">Eight star pattern</text:span></text:p>
        </text:list-item>
      </text:list>
      <text:p text:style-name="P26"/>
      <text:p text:style-name="P8"><text:span text:style-name="T5"><text:s/>***</text:span></text:p>
      <text:p text:style-name="P8"><text:span text:style-name="T5">* <text:s text:c="2"/>*</text:span></text:p>
      <text:p text:style-name="P8"><text:span text:style-name="T5">* <text:s text:c="2"/>*</text:span></text:p>
      <text:p text:style-name="P8"><text:span text:style-name="T5">* <text:s text:c="2"/>*</text:span></text:p>
      <text:p text:style-name="P8"><text:span text:style-name="T5"><text:s/>***</text:span></text:p>
      <text:p text:style-name="P8"><text:span text:style-name="T5">* <text:s text:c="2"/>*</text:span></text:p>
      <text:p text:style-name="P8"><text:span text:style-name="T5">* <text:s text:c="2"/>*</text:span></text:p>
      <text:p text:style-name="P8"><text:span text:style-name="T5">* <text:s text:c="2"/>*</text:span></text:p>
      <text:p text:style-name="P8"><text:span text:style-name="T5"><text:s/>***</text:span></text:p>
      <text:p text:style-name="P5"/>
      <text:p text:style-name="P7"><text:span text:style-name="T9">#include&lt;iostream&gt;</text:span></text:p>
      <text:p text:style-name="P7"><text:span text:style-name="T9">using namespace std;</text:span></text:p>
      <text:p text:style-name="P7"><text:span text:style-name="T9">int main()</text:span></text:p>
      <text:p text:style-name="P7"><text:span text:style-name="T9">{</text:span></text:p>
      <text:p text:style-name="P7"><text:span text:style-name="T9"><text:tab/>cout&lt;&lt;" ";</text:span></text:p>
      <text:p text:style-name="P7"><text:span text:style-name="T9"><text:tab/>for(int i=1;i&lt;=3;i++)</text:span></text:p>
      <text:p text:style-name="P7"><text:span text:style-name="T9"><text:tab/>{</text:span></text:p>
      <text:p text:style-name="P7"><text:span text:style-name="T9"><text:tab/><text:tab/>cout&lt;&lt;"*";</text:span></text:p>
      <text:p text:style-name="P7"><text:span text:style-name="T9"><text:tab/>}</text:span></text:p>
      <text:p text:style-name="P7"><text:span text:style-name="T9"><text:tab/>cout&lt;&lt;"\n";</text:span></text:p>
      <text:p text:style-name="P7"><text:span text:style-name="T9"><text:tab/>for(int j=1;j&lt;=3;j++)</text:span></text:p>
      <text:p text:style-name="P7"><text:span text:style-name="T9"><text:tab/>{</text:span></text:p>
      <text:p text:style-name="P7"><text:span text:style-name="T9"><text:tab/><text:tab/>for(int k=1;k&lt;=2;k++)</text:span></text:p>
      <text:p text:style-name="P7"><text:span text:style-name="T9"><text:tab/><text:tab/>{</text:span></text:p>
      <text:p text:style-name="P7"><text:soft-page-break/><text:span text:style-name="T9"><text:tab/><text:tab/><text:tab/>cout&lt;&lt;"*"&lt;&lt;" <text:s text:c="2"/>";</text:span></text:p>
      <text:p text:style-name="P7"><text:span text:style-name="T9"><text:tab/><text:tab/>}</text:span></text:p>
      <text:p text:style-name="P7"><text:span text:style-name="T9"><text:tab/><text:tab/>cout&lt;&lt;"\n";</text:span></text:p>
      <text:p text:style-name="P7"><text:span text:style-name="T9"><text:tab/>}</text:span></text:p>
      <text:p text:style-name="P7"><text:span text:style-name="T9"><text:tab/>cout&lt;&lt;" ";</text:span></text:p>
      <text:p text:style-name="P7"><text:span text:style-name="T9"><text:tab/>for(int i=1;i&lt;=3;i++)</text:span></text:p>
      <text:p text:style-name="P7"><text:span text:style-name="T9"><text:tab/>{</text:span></text:p>
      <text:p text:style-name="P7"><text:span text:style-name="T9"><text:tab/><text:tab/>cout&lt;&lt;"*";</text:span></text:p>
      <text:p text:style-name="P7"><text:span text:style-name="T9"><text:tab/>}</text:span></text:p>
      <text:p text:style-name="P7"><text:span text:style-name="T9"><text:tab/>cout&lt;&lt;"\n";</text:span></text:p>
      <text:p text:style-name="P7"><text:span text:style-name="T9"><text:tab/>for(int j=1;j&lt;=3;j++)</text:span></text:p>
      <text:p text:style-name="P7"><text:span text:style-name="T9"><text:tab/>{</text:span></text:p>
      <text:p text:style-name="P7"><text:span text:style-name="T9"><text:tab/><text:tab/>for(int k=1;k&lt;=2;k++)</text:span></text:p>
      <text:p text:style-name="P7"><text:span text:style-name="T9"><text:tab/><text:tab/>{</text:span></text:p>
      <text:p text:style-name="P7"><text:span text:style-name="T9"><text:tab/><text:tab/><text:tab/>cout&lt;&lt;"*"&lt;&lt;" <text:s text:c="2"/>";</text:span></text:p>
      <text:p text:style-name="P7"><text:span text:style-name="T9"><text:tab/><text:tab/>}</text:span></text:p>
      <text:p text:style-name="P7"><text:span text:style-name="T9"><text:tab/><text:tab/>cout&lt;&lt;"\n";</text:span></text:p>
      <text:p text:style-name="P7"><text:span text:style-name="T9"><text:tab/>}</text:span></text:p>
      <text:p text:style-name="P7"><text:span text:style-name="T9"><text:tab/>cout&lt;&lt;" ";</text:span></text:p>
      <text:p text:style-name="P7"><text:span text:style-name="T9"><text:tab/>for(int i=1;i&lt;=3;i++)</text:span></text:p>
      <text:p text:style-name="P7"><text:span text:style-name="T9"><text:tab/>{</text:span></text:p>
      <text:p text:style-name="P7"><text:span text:style-name="T9"><text:tab/><text:tab/>cout&lt;&lt;"*";</text:span></text:p>
      <text:p text:style-name="P7"><text:span text:style-name="T9"><text:tab/>}</text:span></text:p>
      <text:p text:style-name="P7"><text:span text:style-name="T9"><text:tab/>return 0;</text:span></text:p>
      <text:p text:style-name="P7"><text:span text:style-name="T9">}</text:span></text:p>
      <text:p text:style-name="P26"/>
      <text:p text:style-name="P27"><text:span text:style-name="T8">Output:</text:span></text:p>
      <text:p text:style-name="P27"><draw:frame draw:style-name="fr1" draw:name="Image15" text:anchor-type="as-char" svg:width="11.525cm" svg:height="5.338cm" draw:z-index="14"><draw:image xlink:href="Pictures/2000000A00002F07000015CFDF8E37E1258C876C.wmf" xlink:type="simple" xlink:show="embed" xlink:actuate="onLoad" loext:mime-type="image/x-wmf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list xml:id="list214329483285782" text:continue-numbering="true" text:style-name="WWNum1">
        <text:list-item>
          <text:p text:style-name="P15"><text:span text:style-name="T8">Heart Star pattern</text:span></text:p>
        </text:list-item>
      </text:list>
      <text:p text:style-name="P26"/>
      <text:p text:style-name="P8"><text:span text:style-name="T5"><text:s text:c="2"/>***** <text:s text:c="4"/>*****</text:span></text:p>
      <text:p text:style-name="P8"><text:span text:style-name="T5"><text:s/>******* <text:s text:c="2"/>*******</text:span></text:p>
      <text:p text:style-name="P8"><text:span text:style-name="T5">********* *********</text:span></text:p>
      <text:p text:style-name="P8"><text:span text:style-name="T5">*******************</text:span></text:p>
      <text:p text:style-name="P8"><text:span text:style-name="T5"><text:s/>*****************</text:span></text:p>
      <text:p text:style-name="P8"><text:span text:style-name="T5"><text:s text:c="2"/>***************</text:span></text:p>
      <text:p text:style-name="P8"><text:span text:style-name="T5"><text:s text:c="3"/>*************</text:span></text:p>
      <text:p text:style-name="P8"><text:span text:style-name="T5"><text:s text:c="4"/>***********</text:span></text:p>
      <text:p text:style-name="P8"><text:span text:style-name="T5"><text:s text:c="5"/>*********</text:span></text:p>
      <text:p text:style-name="P8"><text:span text:style-name="T5"><text:s text:c="6"/>*******</text:span></text:p>
      <text:p text:style-name="P8"><text:span text:style-name="T5"><text:s text:c="7"/>*****</text:span></text:p>
      <text:p text:style-name="P8"><text:span text:style-name="T5"><text:s text:c="8"/>***</text:span></text:p>
      <text:p text:style-name="P8"><text:span text:style-name="T5"><text:s text:c="9"/>*</text:span></text:p>
      <text:p text:style-name="P26"/>
      <text:p text:style-name="P7"><text:span text:style-name="T9">#include&lt;iostream&gt;</text:span></text:p>
      <text:p text:style-name="P7"><text:span text:style-name="T9">using namespace std;</text:span></text:p>
      <text:p text:style-name="P7"><text:span text:style-name="T9">int main()</text:span></text:p>
      <text:p text:style-name="P7"><text:span text:style-name="T9">{</text:span></text:p>
      <text:p text:style-name="P7"><text:span text:style-name="T9"><text:tab/>for(int i=1;i&lt;=3;i++)</text:span></text:p>
      <text:p text:style-name="P7"><text:span text:style-name="T9"><text:tab/>{</text:span></text:p>
      <text:p text:style-name="P7"><text:span text:style-name="T9"><text:tab/><text:tab/>for(int j=1;j&lt;=(5-i);j++)</text:span></text:p>
      <text:p text:style-name="P7"><text:span text:style-name="T9"><text:tab/><text:tab/>{</text:span></text:p>
      <text:p text:style-name="P7"><text:span text:style-name="T9"><text:tab/><text:tab/><text:tab/>cout&lt;&lt;" ";</text:span></text:p>
      <text:p text:style-name="P7"><text:span text:style-name="T9"><text:tab/><text:tab/>}</text:span></text:p>
      <text:p text:style-name="P7"><text:span text:style-name="T9"><text:tab/><text:tab/>for(int k=1;k&lt;=(3+2*i);k++)</text:span></text:p>
      <text:p text:style-name="P7"><text:span text:style-name="T9"><text:tab/><text:tab/>{</text:span></text:p>
      <text:p text:style-name="P7"><text:span text:style-name="T9"><text:tab/><text:tab/><text:tab/>cout&lt;&lt;"*";</text:span></text:p>
      <text:p text:style-name="P7"><text:span text:style-name="T9"><text:tab/><text:tab/>}</text:span></text:p>
      <text:p text:style-name="P7"><text:span text:style-name="T9"><text:tab/><text:tab/>for(int l=1;l&lt;=(4-i);l++)</text:span></text:p>
      <text:p text:style-name="P7"><text:span text:style-name="T9"><text:tab/><text:tab/>{</text:span></text:p>
      <text:p text:style-name="P7"><text:span text:style-name="T9"><text:tab/><text:tab/><text:tab/>cout&lt;&lt;" ";</text:span></text:p>
      <text:p text:style-name="P7"><text:span text:style-name="T9"><text:tab/><text:tab/>}</text:span></text:p>
      <text:p text:style-name="P7"><text:soft-page-break/><text:span text:style-name="T9"><text:tab/><text:tab/>for(int k=1;k&lt;=(3+2*i);k++)</text:span></text:p>
      <text:p text:style-name="P7"><text:span text:style-name="T9"><text:tab/><text:tab/>{</text:span></text:p>
      <text:p text:style-name="P7"><text:span text:style-name="T9"><text:tab/><text:tab/><text:tab/>cout&lt;&lt;"*";</text:span></text:p>
      <text:p text:style-name="P7"><text:span text:style-name="T9"><text:tab/><text:tab/>}</text:span></text:p>
      <text:p text:style-name="P7"><text:span text:style-name="T9"><text:tab/><text:tab/>cout&lt;&lt;"\n";</text:span></text:p>
      <text:p text:style-name="P7"><text:span text:style-name="T9"><text:tab/>}</text:span></text:p>
      <text:p text:style-name="P7"><text:span text:style-name="T9"><text:tab/>for(int i=1;i&lt;=10;i++)</text:span></text:p>
      <text:p text:style-name="P7"><text:span text:style-name="T9"><text:tab/>{</text:span></text:p>
      <text:p text:style-name="P7"><text:span text:style-name="T9"><text:tab/><text:tab/>for(int j=19;j&gt;=(20-i);j--)</text:span></text:p>
      <text:p text:style-name="P7"><text:span text:style-name="T9"><text:tab/><text:tab/>{</text:span></text:p>
      <text:p text:style-name="P7"><text:span text:style-name="T9"><text:tab/><text:tab/><text:tab/>cout&lt;&lt;" ";</text:span></text:p>
      <text:p text:style-name="P7"><text:span text:style-name="T9"><text:tab/><text:tab/>}</text:span></text:p>
      <text:p text:style-name="P7"><text:span text:style-name="T9"><text:tab/><text:tab/>for(int k=1;k&lt;=(21-2*i);k++)</text:span></text:p>
      <text:p text:style-name="P7"><text:span text:style-name="T9"><text:tab/><text:tab/>{</text:span></text:p>
      <text:p text:style-name="P7"><text:span text:style-name="T9"><text:tab/><text:tab/><text:tab/>cout&lt;&lt;"*";</text:span></text:p>
      <text:p text:style-name="P7"><text:span text:style-name="T9"><text:tab/><text:tab/>}</text:span></text:p>
      <text:p text:style-name="P7"><text:span text:style-name="T9"><text:tab/><text:tab/>cout&lt;&lt;"\n";</text:span></text:p>
      <text:p text:style-name="P7"><text:span text:style-name="T9"><text:tab/>}</text:span></text:p>
      <text:p text:style-name="P7"><text:span text:style-name="T9"><text:tab/>return 0;</text:span></text:p>
      <text:p text:style-name="P7"><text:span text:style-name="T9">}</text:span></text:p>
      <text:p text:style-name="P1"/>
      <text:p text:style-name="P7"><text:span text:style-name="T8">Output:</text:span></text:p>
      <text:p text:style-name="P2"/>
      <text:p text:style-name="P7"><draw:frame draw:style-name="fr1" draw:name="Image16" text:anchor-type="as-char" svg:width="12.1cm" svg:height="7.5cm" draw:z-index="15"><draw:image xlink:href="Pictures/2000000A0000314D00001E984862F0C15EFE5C34.wmf" xlink:type="simple" xlink:show="embed" xlink:actuate="onLoad" loext:mime-type="image/x-wmf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list xml:id="list214328419570954" text:continue-numbering="true" text:style-name="WWNum1">
        <text:list-item>
          <text:p text:style-name="P15"><text:span text:style-name="T8">Heart star pattern with name</text:span></text:p>
        </text:list-item>
      </text:list>
      <text:p text:style-name="P26"/>
      <text:p text:style-name="P8"><text:span text:style-name="T5"><text:s text:c="2"/></text:span><text:span text:style-name="T6">***** <text:s text:c="4"/>*****</text:span></text:p>
      <text:p text:style-name="P8"><text:span text:style-name="T6"><text:s/>******* <text:s text:c="2"/>*******</text:span></text:p>
      <text:p text:style-name="P8"><text:span text:style-name="T6">********* *********</text:span></text:p>
      <text:p text:style-name="P8"><text:span text:style-name="T6">*VIT-AP UNIVERSITY*</text:span></text:p>
      <text:p text:style-name="P8"><text:span text:style-name="T6"><text:s/>*****************</text:span></text:p>
      <text:p text:style-name="P8"><text:span text:style-name="T6"><text:s text:c="2"/>***************</text:span></text:p>
      <text:p text:style-name="P8"><text:span text:style-name="T6"><text:s text:c="3"/>*************</text:span></text:p>
      <text:p text:style-name="P8"><text:span text:style-name="T6"><text:s text:c="4"/>***********</text:span></text:p>
      <text:p text:style-name="P8"><text:span text:style-name="T6"><text:s text:c="5"/>*********</text:span></text:p>
      <text:p text:style-name="P8"><text:span text:style-name="T6"><text:s text:c="6"/>*******</text:span></text:p>
      <text:p text:style-name="P8"><text:span text:style-name="T6"><text:s text:c="7"/>*****</text:span></text:p>
      <text:p text:style-name="P8"><text:span text:style-name="T6"><text:s text:c="8"/>***</text:span></text:p>
      <text:p text:style-name="P8"><text:span text:style-name="T6"><text:s text:c="9"/>*</text:span></text:p>
      <text:p text:style-name="P3"/>
      <text:p text:style-name="P7"><text:span text:style-name="T9">#include&lt;iostream&gt;</text:span></text:p>
      <text:p text:style-name="P7"><text:span text:style-name="T9">using namespace std;</text:span></text:p>
      <text:p text:style-name="P7"><text:span text:style-name="T9">int main()</text:span></text:p>
      <text:p text:style-name="P7"><text:span text:style-name="T9">{</text:span></text:p>
      <text:p text:style-name="P7"><text:span text:style-name="T9"><text:tab/>for(int i=1;i&lt;=3;i++)</text:span></text:p>
      <text:p text:style-name="P7"><text:span text:style-name="T9"><text:tab/>{</text:span></text:p>
      <text:p text:style-name="P7"><text:span text:style-name="T9"><text:tab/><text:tab/>for(int j=1;j&lt;=(5-i);j++)</text:span></text:p>
      <text:p text:style-name="P7"><text:span text:style-name="T9"><text:tab/><text:tab/>{</text:span></text:p>
      <text:p text:style-name="P7"><text:span text:style-name="T9"><text:tab/><text:tab/><text:tab/>cout&lt;&lt;" ";</text:span></text:p>
      <text:p text:style-name="P7"><text:span text:style-name="T9"><text:tab/><text:tab/>}</text:span></text:p>
      <text:p text:style-name="P7"><text:span text:style-name="T9"><text:tab/><text:tab/>for(int k=1;k&lt;=(3+2*i);k++)</text:span></text:p>
      <text:p text:style-name="P7"><text:span text:style-name="T9"><text:tab/><text:tab/>{</text:span></text:p>
      <text:p text:style-name="P7"><text:span text:style-name="T9"><text:tab/><text:tab/><text:tab/>cout&lt;&lt;"*";</text:span></text:p>
      <text:p text:style-name="P7"><text:span text:style-name="T9"><text:tab/><text:tab/>}</text:span></text:p>
      <text:p text:style-name="P7"><text:span text:style-name="T9"><text:tab/><text:tab/>for(int l=1;l&lt;=(4-i);l++)</text:span></text:p>
      <text:p text:style-name="P7"><text:span text:style-name="T9"><text:tab/><text:tab/>{</text:span></text:p>
      <text:p text:style-name="P7"><text:span text:style-name="T9"><text:tab/><text:tab/><text:tab/>cout&lt;&lt;" ";</text:span></text:p>
      <text:p text:style-name="P7"><text:span text:style-name="T9"><text:tab/><text:tab/>}</text:span></text:p>
      <text:p text:style-name="P7"><text:span text:style-name="T9"><text:tab/><text:tab/>for(int k=1;k&lt;=(3+2*i);k++)</text:span></text:p>
      <text:p text:style-name="P7"><text:span text:style-name="T9"><text:tab/><text:tab/>{</text:span></text:p>
      <text:p text:style-name="P7"><text:span text:style-name="T9"><text:tab/><text:tab/><text:tab/>cout&lt;&lt;"*";</text:span></text:p>
      <text:p text:style-name="P7"><text:span text:style-name="T9"><text:tab/><text:tab/>}</text:span></text:p>
      <text:p text:style-name="P7"><text:span text:style-name="T9"><text:tab/><text:tab/>cout&lt;&lt;"\n";</text:span></text:p>
      <text:p text:style-name="P7"><text:span text:style-name="T9"><text:tab/>}</text:span></text:p>
      <text:p text:style-name="P7"><text:span text:style-name="T9"><text:tab/>cout&lt;&lt;" *VIT-AP UNIVERSITY*";</text:span></text:p>
      <text:p text:style-name="P7"><text:soft-page-break/><text:span text:style-name="T9"><text:tab/>cout&lt;&lt;"\n";</text:span></text:p>
      <text:p text:style-name="P7"><text:span text:style-name="T9"><text:tab/>for(int i=1;i&lt;=10;i++)</text:span></text:p>
      <text:p text:style-name="P7"><text:span text:style-name="T9"><text:tab/>{</text:span></text:p>
      <text:p text:style-name="P7"><text:span text:style-name="T9"><text:tab/><text:tab/>for(int j=19;j&gt;=(20-i);j--)</text:span></text:p>
      <text:p text:style-name="P7"><text:span text:style-name="T9"><text:tab/><text:tab/>{</text:span></text:p>
      <text:p text:style-name="P7"><text:span text:style-name="T9"><text:tab/><text:tab/><text:tab/>cout&lt;&lt;" ";</text:span></text:p>
      <text:p text:style-name="P7"><text:span text:style-name="T9"><text:tab/><text:tab/>}</text:span></text:p>
      <text:p text:style-name="P7"><text:span text:style-name="T9"><text:tab/><text:tab/>for(int k=1;k&lt;=(21-2*i);k++)</text:span></text:p>
      <text:p text:style-name="P7"><text:span text:style-name="T9"><text:tab/><text:tab/>{</text:span></text:p>
      <text:p text:style-name="P7"><text:span text:style-name="T9"><text:tab/><text:tab/><text:tab/>cout&lt;&lt;"*";</text:span></text:p>
      <text:p text:style-name="P7"><text:span text:style-name="T9"><text:tab/><text:tab/>}</text:span></text:p>
      <text:p text:style-name="P7"><text:span text:style-name="T9"><text:tab/><text:tab/>cout&lt;&lt;"\n";</text:span></text:p>
      <text:p text:style-name="P7"><text:span text:style-name="T9"><text:tab/>}</text:span></text:p>
      <text:p text:style-name="P7"><text:span text:style-name="T9"><text:tab/>return 0;</text:span></text:p>
      <text:p text:style-name="P7"><text:span text:style-name="T9">}</text:span></text:p>
      <text:p text:style-name="P1"/>
      <text:p text:style-name="P7"><text:span text:style-name="T8">Output:</text:span></text:p>
      <text:p text:style-name="P2"/>
      <text:p text:style-name="P7"><draw:frame draw:style-name="fr1" draw:name="Image17" text:anchor-type="as-char" svg:width="11.594cm" svg:height="7.798cm" draw:z-index="16"><draw:image xlink:href="Pictures/2000000A00002F3B00001FD5D8EC19874918CDE7.wmf" xlink:type="simple" xlink:show="embed" xlink:actuate="onLoad" loext:mime-type="image/x-wmf"/></draw:frame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Courier New1" svg:font-family="'Courier New'" style:font-family-generic="modern" style:font-pitch="fixed"/>
    <style:font-face style:name="Calibri" svg:font-family="Calibri" style:font-family-generic="roman" style:font-pitch="variable"/>
    <style:font-face style:name="Comic Sans MS" svg:font-family="'Comic Sans MS'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style:num-pre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text-properties officeooo:rsid="001693b8" officeooo:paragraph-rsid="001693b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Akhil Surendran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2T21:35:30.416000000</meta:creation-date>
    <dc:date>2017-10-02T21:43:24.140000000</dc:date>
    <meta:editing-duration>PT8M4S</meta:editing-duration>
    <meta:editing-cycles>1</meta:editing-cycles>
    <meta:document-statistic meta:table-count="0" meta:image-count="17" meta:object-count="0" meta:page-count="24" meta:paragraph-count="632" meta:word-count="923" meta:character-count="6596" meta:non-whitespace-character-count="5246"/>
    <meta:generator>LibreOffice/5.4.1.2$Windows_x86 LibreOffice_project/ea7cb86e6eeb2bf3a5af73a8f7777ac570321527</meta:generator>
  </office:meta>
</office:document-meta>
</file>